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paragraph-rsid="0022ca30"/>
    </style:style>
    <style:style style:name="P3" style:family="paragraph" style:parent-style-name="Standard">
      <style:paragraph-properties fo:margin-left="2.498cm" fo:margin-right="0cm" fo:text-indent="-1.263cm" style:auto-text-indent="false"/>
    </style:style>
    <style:style style:name="P4" style:family="paragraph" style:parent-style-name="Standard">
      <style:paragraph-properties fo:margin-left="2.498cm" fo:margin-right="0cm" fo:text-indent="-1.249cm" style:auto-text-indent="false"/>
    </style:style>
    <style:style style:name="P5" style:family="paragraph" style:parent-style-name="Standard">
      <style:paragraph-properties fo:margin-left="0cm" fo:margin-right="0cm" fo:text-indent="1.249cm" style:auto-text-indent="false"/>
    </style:style>
    <style:style style:name="P6" style:family="paragraph" style:parent-style-name="Standard">
      <style:paragraph-properties fo:margin-left="1.235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rsid="001b951b" officeooo:paragraph-rsid="001b951b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rsid="001d6f7d" officeooo:paragraph-rsid="001d6f7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officeooo:rsid="00205d86" officeooo:paragraph-rsid="00205d86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officeooo:rsid="001b951b" officeooo:paragraph-rsid="001b951b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1d6f7d" officeooo:paragraph-rsid="001d6f7d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rsid="001eeadf" officeooo:paragraph-rsid="001eeadf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205d86" officeooo:paragraph-rsid="00205d86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205d86" officeooo:paragraph-rsid="0022ca30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normal" officeooo:rsid="0021fd21" officeooo:paragraph-rsid="0021fd21" style:font-weight-asian="normal" style:font-weight-complex="normal"/>
    </style:style>
    <style:style style:name="P17" style:family="paragraph" style:parent-style-name="List_20_Paragraph">
      <style:paragraph-properties fo:margin-left="1.87cm" fo:margin-right="0cm" fo:text-indent="0cm" style:auto-text-indent="false"/>
    </style:style>
    <style:style style:name="P18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9" style:family="paragraph" style:parent-style-name="Standard">
      <style:text-properties officeooo:paragraph-rsid="0022ca30"/>
    </style:style>
    <style:style style:name="P20" style:family="paragraph" style:parent-style-name="Standard">
      <style:text-properties officeooo:rsid="00256d94" officeooo:paragraph-rsid="00256d94"/>
    </style:style>
    <style:style style:name="P21" style:family="paragraph" style:parent-style-name="Standard" style:list-style-name="WWNum11">
      <style:text-properties officeooo:paragraph-rsid="002d0a59"/>
    </style:style>
    <style:style style:name="P22" style:family="paragraph" style:parent-style-name="Standard">
      <style:text-properties officeooo:paragraph-rsid="002d0a59"/>
    </style:style>
    <style:style style:name="P23" style:family="paragraph" style:parent-style-name="Standard">
      <style:text-properties officeooo:rsid="00319732" officeooo:paragraph-rsid="00319732"/>
    </style:style>
    <style:style style:name="P24" style:family="paragraph" style:parent-style-name="Standard">
      <style:text-properties fo:font-weight="bold" officeooo:rsid="00149cbf" officeooo:paragraph-rsid="00336348" style:font-weight-asian="bold"/>
    </style:style>
    <style:style style:name="P25" style:family="paragraph" style:parent-style-name="Standard">
      <style:text-properties officeooo:rsid="001e7da4" officeooo:paragraph-rsid="00336348"/>
    </style:style>
    <style:style style:name="P26" style:family="paragraph" style:parent-style-name="Standard">
      <style:text-properties officeooo:paragraph-rsid="00336348"/>
    </style:style>
    <style:style style:name="P27" style:family="paragraph" style:parent-style-name="Standard">
      <style:paragraph-properties fo:margin-left="1.235cm" fo:margin-right="0cm" fo:text-indent="0cm" style:auto-text-indent="false"/>
      <style:text-properties officeooo:paragraph-rsid="002d0a59"/>
    </style:style>
    <style:style style:name="P28" style:family="paragraph" style:parent-style-name="Standard">
      <style:paragraph-properties fo:margin-left="1.235cm" fo:margin-right="0cm" fo:text-indent="0cm" style:auto-text-indent="false"/>
      <style:text-properties officeooo:rsid="00319732" officeooo:paragraph-rsid="00319732"/>
    </style:style>
    <style:style style:name="P29" style:family="paragraph" style:parent-style-name="Standard">
      <style:paragraph-properties fo:margin-left="1.235cm" fo:margin-right="0cm" fo:text-indent="0cm" style:auto-text-indent="false"/>
      <style:text-properties officeooo:paragraph-rsid="00319732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3247e0" officeooo:paragraph-rsid="00336348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337a32" officeooo:paragraph-rsid="00336348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1acd1" officeooo:paragraph-rsid="00336348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1acd1" officeooo:paragraph-rsid="003b4480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8dcf" officeooo:paragraph-rsid="00336348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8dcf" officeooo:paragraph-rsid="003b4480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1ff64" officeooo:paragraph-rsid="003b4480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337a32" officeooo:paragraph-rsid="00336348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bold" officeooo:rsid="00408dcf" officeooo:paragraph-rsid="003b4480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bold" officeooo:rsid="0041ff64" officeooo:paragraph-rsid="00336348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bold" officeooo:rsid="0041ff64" officeooo:paragraph-rsid="003b4480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36348"/>
    </style:style>
    <style:style style:name="P43" style:family="paragraph" style:parent-style-name="Standard">
      <style:paragraph-properties fo:margin-left="2.498cm" fo:margin-right="0cm" fo:text-indent="-1.263cm" style:auto-text-indent="false"/>
      <style:text-properties officeooo:rsid="00256d94" officeooo:paragraph-rsid="00256d94"/>
    </style:style>
    <style:style style:name="P44" style:family="paragraph" style:parent-style-name="Standard">
      <style:paragraph-properties fo:margin-left="2.498cm" fo:margin-right="0cm" fo:text-indent="-1.263cm" style:auto-text-indent="false"/>
      <style:text-properties officeooo:paragraph-rsid="00256d94"/>
    </style:style>
    <style:style style:name="P45" style:family="paragraph" style:parent-style-name="Standard">
      <style:paragraph-properties fo:margin-left="2.498cm" fo:margin-right="0cm" fo:text-indent="-1.263cm" style:auto-text-indent="false"/>
      <style:text-properties officeooo:paragraph-rsid="002d0a59"/>
    </style:style>
    <style:style style:name="P46" style:family="paragraph" style:parent-style-name="Standard">
      <style:paragraph-properties fo:margin-left="2.498cm" fo:margin-right="0cm" fo:text-indent="-1.263cm" style:auto-text-indent="false"/>
      <style:text-properties officeooo:paragraph-rsid="00319732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normal" officeooo:rsid="001d6f7d" officeooo:paragraph-rsid="001d6f7d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weight="normal" officeooo:rsid="0021fd21" officeooo:paragraph-rsid="0021fd21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weight="normal" officeooo:rsid="00149cbf" officeooo:paragraph-rsid="00336348" style:font-weight-asian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weight="normal" officeooo:rsid="00149cbf" officeooo:paragraph-rsid="003b4480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1f594f" officeooo:paragraph-rsid="00336348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1f594f" officeooo:paragraph-rsid="003b4480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normal" officeooo:rsid="001f594f" officeooo:paragraph-rsid="00336348" style:font-weight-asian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weight="normal" officeooo:rsid="001f594f" officeooo:paragraph-rsid="003b4480" style:font-weight-asian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normal" officeooo:rsid="00231c6b" officeooo:paragraph-rsid="00336348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normal" officeooo:rsid="00231c6b" officeooo:paragraph-rsid="003b4480" style:font-weight-asian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normal" officeooo:rsid="00178c53" officeooo:paragraph-rsid="00336348" style:font-weight-asian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normal" officeooo:rsid="00178c53" officeooo:paragraph-rsid="003b4480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2f0276" officeooo:paragraph-rsid="00336348" style:font-weight-asian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weight="normal" officeooo:rsid="002f0276" officeooo:paragraph-rsid="00336348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30814b" officeooo:paragraph-rsid="00336348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377ae6" officeooo:paragraph-rsid="00336348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8bbc4" officeooo:paragraph-rsid="00336348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aadbf" officeooo:paragraph-rsid="00336348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aadbf" officeooo:paragraph-rsid="003b4480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b8856" officeooo:paragraph-rsid="00336348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b8856" officeooo:paragraph-rsid="003b4480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19a87e" officeooo:paragraph-rsid="00336348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19a87e" officeooo:paragraph-rsid="003b4480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weight="bold" officeooo:rsid="001d6f7d" officeooo:paragraph-rsid="0022ca30" style:font-weight-asian="bold" style:font-weight-complex="bold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weight="bold" officeooo:rsid="002a6e5e" officeooo:paragraph-rsid="00336348" style:font-weight-asian="bold" style:font-weight-complex="bold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weight="bold" officeooo:rsid="002f0276" officeooo:paragraph-rsid="00336348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377ae6" officeooo:paragraph-rsid="00336348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bold" officeooo:rsid="003b8856" officeooo:paragraph-rsid="00336348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bold" officeooo:rsid="003b8856" officeooo:paragraph-rsid="003b4480" style:font-weight-asian="bold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weight="bold" officeooo:rsid="00149cbf" officeooo:paragraph-rsid="00336348" style:font-weight-asian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rsid="0031acd1" officeooo:paragraph-rsid="00336348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rsid="002f0276" officeooo:paragraph-rsid="00336348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336348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36348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fo:font-weight="normal" officeooo:rsid="001eeadf" officeooo:paragraph-rsid="001eeadf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fo:font-weight="normal" officeooo:rsid="00319732" officeooo:paragraph-rsid="00319732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1ff64" officeooo:paragraph-rsid="00336348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1ff64" officeooo:paragraph-rsid="003b4480" style:font-weight-asian="normal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36348" style:font-weight-asian="normal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36348" style:font-weight-asian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b4480" style:font-weight-asian="normal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b4480" style:font-weight-asian="normal" style:font-weight-complex="normal"/>
    </style:style>
    <style:style style:name="P91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336348"/>
    </style:style>
    <style:style style:name="P92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normal" officeooo:rsid="00178c53" officeooo:paragraph-rsid="00336348" style:font-weight-asian="normal" style:font-weight-complex="normal"/>
    </style:style>
    <style:style style:name="P93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336348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weight="normal" officeooo:rsid="00178c53" officeooo:paragraph-rsid="00336348" style:font-weight-asian="normal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36348" style:font-weight-asian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36348" style:font-weight-asian="normal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36348" style:font-weight-asian="normal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1ff64" officeooo:paragraph-rsid="00336348" style:font-weight-asian="normal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bold" officeooo:rsid="003b8856" officeooo:paragraph-rsid="003b4480" style:font-weight-asian="bold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b4480" style:font-weight-asian="normal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8bbc4" officeooo:paragraph-rsid="003b4480" style:font-weight-asian="normal" style:font-weight-complex="normal"/>
    </style:style>
    <style:style style:name="P102" style:family="paragraph" style:parent-style-name="Standard">
      <style:paragraph-properties fo:margin-left="2.498cm" fo:margin-right="0cm" fo:text-indent="-1.249cm" style:auto-text-indent="false"/>
      <style:text-properties officeooo:paragraph-rsid="002d0a59"/>
    </style:style>
    <style:style style:name="P103" style:family="paragraph" style:parent-style-name="Standard" style:list-style-name="L12">
      <loext:graphic-properties draw:fill="none"/>
      <style:paragraph-properties fo:margin-left="1.199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1acd1" officeooo:paragraph-rsid="00336348" style:font-weight-asian="normal" style:font-weight-complex="normal"/>
    </style:style>
    <style:style style:name="P104" style:family="paragraph" style:parent-style-name="Standard" style:list-style-name="L14">
      <loext:graphic-properties draw:fill="none"/>
      <style:paragraph-properties fo:margin-left="1.199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1acd1" officeooo:paragraph-rsid="00336348" style:font-weight-asian="normal" style:font-weight-complex="normal"/>
    </style:style>
    <style:style style:name="P105" style:family="paragraph" style:parent-style-name="Standard" style:list-style-name="L15">
      <loext:graphic-properties draw:fill="none"/>
      <style:paragraph-properties fo:margin-left="1.199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1acd1" officeooo:paragraph-rsid="003b4480" style:font-weight-asian="normal" style:font-weight-complex="normal"/>
    </style:style>
    <style:style style:name="P106" style:family="paragraph" style:parent-style-name="Standard" style:list-style-name="L16">
      <loext:graphic-properties draw:fill="none"/>
      <style:paragraph-properties fo:margin-left="1.199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1acd1" officeooo:paragraph-rsid="003b4480" style:font-weight-asian="normal" style:font-weight-complex="normal"/>
    </style:style>
    <style:style style:name="P107" style:family="paragraph" style:parent-style-name="Standard" style:list-style-name="L12">
      <loext:graphic-properties draw:fill="none"/>
      <style:paragraph-properties fo:margin-left="1.199cm" fo:margin-right="0cm" fo:text-indent="0cm" style:auto-text-indent="false" fo:background-color="transparent"/>
      <style:text-properties fo:font-weight="normal" officeooo:rsid="0031acd1" officeooo:paragraph-rsid="00336348" style:font-weight-asian="normal" style:font-weight-complex="normal"/>
    </style:style>
    <style:style style:name="P108" style:family="paragraph" style:parent-style-name="Standard" style:list-style-name="L12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font-weight="normal" officeooo:rsid="00377ae6" officeooo:paragraph-rsid="00336348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de537" officeooo:paragraph-rsid="00336348" style:font-weight-asian="normal" style:font-weight-complex="normal"/>
    </style:style>
    <style:style style:name="P110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3de537" officeooo:paragraph-rsid="003b4480" style:font-weight-asian="normal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114" style:family="paragraph" style:parent-style-name="Standard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1ff64" officeooo:paragraph-rsid="00336348" style:font-weight-asian="normal" style:font-weight-complex="normal"/>
    </style:style>
    <style:style style:name="P115" style:family="paragraph" style:parent-style-name="Standard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1ff64" officeooo:paragraph-rsid="003b4480" style:font-weight-asian="normal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121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122" style:family="paragraph" style:parent-style-name="Standard" style:list-style-name="L12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fo:font-weight="normal" officeooo:rsid="0031acd1" officeooo:paragraph-rsid="00336348" style:font-weight-asian="normal" style:font-weight-complex="normal"/>
    </style:style>
    <style:style style:name="P123" style:family="paragraph" style:parent-style-name="Standard" style:list-style-name="L12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aadbf" officeooo:paragraph-rsid="00336348" style:font-weight-asian="normal" style:font-weight-complex="normal"/>
    </style:style>
    <style:style style:name="P124" style:family="paragraph" style:parent-style-name="Standard" style:list-style-name="L1">
      <loext:graphic-properties draw:fill="none"/>
      <style:paragraph-properties fo:margin-left="1.9cm" fo:margin-right="0cm" fo:text-align="start" style:justify-single-word="false" fo:orphans="2" fo:widows="2" fo:text-indent="-0.6cm" style:auto-text-indent="false" fo:background-color="transparent" style:writing-mode="lr-tb">
        <style:tab-stops>
          <style:tab-stop style:position="1.291cm"/>
        </style:tab-stops>
      </style:paragraph-properties>
      <style:text-properties fo:font-weight="normal" officeooo:rsid="001d6f7d" officeooo:paragraph-rsid="002f3203" style:font-weight-asian="normal" style:font-weight-complex="normal"/>
    </style:style>
    <style:style style:name="P125" style:family="paragraph" style:parent-style-name="Standard" style:list-style-name="L2">
      <loext:graphic-properties draw:fill="none"/>
      <style:paragraph-properties fo:margin-left="1.9cm" fo:margin-right="0cm" fo:text-align="start" style:justify-single-word="false" fo:orphans="2" fo:widows="2" fo:text-indent="-0.6cm" style:auto-text-indent="false" fo:background-color="transparent" style:writing-mode="lr-tb"/>
      <style:text-properties fo:font-weight="normal" officeooo:rsid="001d6f7d" officeooo:paragraph-rsid="001d6f7d" style:font-weight-asian="normal" style:font-weight-complex="normal"/>
    </style:style>
    <style:style style:name="P126" style:family="paragraph" style:parent-style-name="Standard" style:list-style-name="L1">
      <loext:graphic-properties draw:fill="none"/>
      <style:paragraph-properties fo:margin-left="1.9cm" fo:margin-right="0cm" fo:text-align="start" style:justify-single-word="false" fo:orphans="2" fo:widows="2" fo:text-indent="-0.6cm" style:auto-text-indent="false" fo:background-color="transparent" style:writing-mode="lr-tb">
        <style:tab-stops>
          <style:tab-stop style:position="1.291cm"/>
        </style:tab-stops>
      </style:paragraph-properties>
      <style:text-properties fo:font-weight="normal" officeooo:rsid="002f3203" officeooo:paragraph-rsid="002f3203" style:font-weight-asian="normal" style:font-weight-complex="normal"/>
    </style:style>
    <style:style style:name="P127" style:family="paragraph" style:parent-style-name="Standard" style:list-style-name="L2">
      <loext:graphic-properties draw:fill="none"/>
      <style:paragraph-properties fo:margin-left="1.9cm" fo:margin-right="0cm" fo:text-align="start" style:justify-single-word="false" fo:orphans="2" fo:widows="2" fo:text-indent="-0.6cm" style:auto-text-indent="false" fo:background-color="transparent" style:writing-mode="lr-tb"/>
      <style:text-properties fo:font-weight="normal" officeooo:rsid="0030ab82" officeooo:paragraph-rsid="0030ab82" style:font-weight-asian="normal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1.9cm" fo:margin-right="0cm" fo:text-align="start" style:justify-single-word="false" fo:orphans="2" fo:widows="2" fo:text-indent="-0.6cm" style:auto-text-indent="false" fo:background-color="transparent" style:writing-mode="lr-tb"/>
      <style:text-properties fo:font-weight="normal" officeooo:rsid="0030ab82" officeooo:paragraph-rsid="0030ab82" style:font-weight-asian="normal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1.9cm" fo:margin-right="0cm" fo:text-align="start" style:justify-single-word="false" fo:orphans="2" fo:widows="2" fo:text-indent="-0.6cm" style:auto-text-indent="false" fo:background-color="transparent" style:writing-mode="lr-tb"/>
      <style:text-properties fo:font-weight="bold" officeooo:rsid="0021fd21" officeooo:paragraph-rsid="0021fd21" style:font-weight-asian="bold" style:font-weight-complex="bold"/>
    </style:style>
    <style:style style:name="P130" style:family="paragraph" style:parent-style-name="Standard" style:list-style-name="L2" style:master-page-name="">
      <loext:graphic-properties draw:fill="none"/>
      <style:paragraph-properties fo:margin-left="1.9cm" fo:margin-right="0cm" fo:text-align="start" style:justify-single-word="false" fo:orphans="2" fo:widows="2" fo:text-indent="-0.6cm" style:auto-text-indent="false" style:page-number="auto" fo:background-color="transparent" style:writing-mode="lr-tb"/>
      <style:text-properties fo:font-weight="normal" officeooo:rsid="002f3203" officeooo:paragraph-rsid="002f3203" style:font-weight-asian="normal" style:font-weight-complex="normal"/>
    </style:style>
    <style:style style:name="P131" style:family="paragraph" style:parent-style-name="Standard" style:list-style-name="L3" style:master-page-name="">
      <loext:graphic-properties draw:fill="none"/>
      <style:paragraph-properties fo:margin-left="1.9cm" fo:margin-right="0cm" fo:text-align="start" style:justify-single-word="false" fo:orphans="2" fo:widows="2" fo:text-indent="-0.6cm" style:auto-text-indent="false" style:page-number="auto" fo:background-color="transparent" style:writing-mode="lr-tb"/>
      <style:text-properties fo:font-weight="bold" officeooo:rsid="00205d86" officeooo:paragraph-rsid="00205d86" style:font-weight-asian="bold" style:font-weight-complex="bold"/>
    </style:style>
    <style:style style:name="P132" style:family="paragraph" style:parent-style-name="Standard">
      <loext:graphic-properties draw:fill="none"/>
      <style:paragraph-properties fo:margin-left="1.3cm" fo:margin-right="0cm" fo:text-align="start" style:justify-single-word="false" fo:orphans="2" fo:widows="2" fo:text-indent="0cm" style:auto-text-indent="false" fo:background-color="transparent" style:writing-mode="lr-tb"/>
      <style:text-properties fo:font-weight="normal" officeooo:rsid="001d6f7d" officeooo:paragraph-rsid="001d6f7d" style:font-weight-asian="normal" style:font-weight-complex="normal"/>
    </style:style>
    <style:style style:name="P133" style:family="paragraph" style:parent-style-name="Standard">
      <loext:graphic-properties draw:fill="none"/>
      <style:paragraph-properties fo:margin-left="1.3cm" fo:margin-right="0cm" fo:text-align="start" style:justify-single-word="false" fo:orphans="2" fo:widows="2" fo:text-indent="0cm" style:auto-text-indent="false" fo:background-color="transparent" style:writing-mode="lr-tb"/>
      <style:text-properties fo:font-weight="normal" officeooo:rsid="002f3203" officeooo:paragraph-rsid="002f3203" style:font-weight-asian="normal" style:font-weight-complex="normal"/>
    </style:style>
    <style:style style:name="P134" style:family="paragraph" style:parent-style-name="Standard">
      <loext:graphic-properties draw:fill="none"/>
      <style:paragraph-properties fo:margin-left="1.3cm" fo:margin-right="0cm" fo:text-align="start" style:justify-single-word="false" fo:orphans="2" fo:widows="2" fo:text-indent="0cm" style:auto-text-indent="false" fo:background-color="transparent" style:writing-mode="lr-tb"/>
      <style:text-properties fo:font-weight="normal" officeooo:rsid="001eeadf" officeooo:paragraph-rsid="001eeadf" style:font-weight-asian="normal" style:font-weight-complex="normal"/>
    </style:style>
    <style:style style:name="P135" style:family="paragraph" style:parent-style-name="Standard">
      <loext:graphic-properties draw:fill="none"/>
      <style:paragraph-properties fo:margin-left="1.3cm" fo:margin-right="0cm" fo:text-align="start" style:justify-single-word="false" fo:orphans="2" fo:widows="2" fo:text-indent="0cm" style:auto-text-indent="false" fo:background-color="transparent" style:writing-mode="lr-tb"/>
      <style:text-properties fo:font-weight="normal" officeooo:rsid="00205d86" officeooo:paragraph-rsid="00205d86" style:font-weight-asian="normal" style:font-weight-complex="normal"/>
    </style:style>
    <style:style style:name="P136" style:family="paragraph" style:parent-style-name="Standard">
      <loext:graphic-properties draw:fill="none"/>
      <style:paragraph-properties fo:margin-left="1.3cm" fo:margin-right="0cm" fo:text-align="start" style:justify-single-word="false" fo:orphans="2" fo:widows="2" fo:text-indent="0cm" style:auto-text-indent="false" fo:background-color="transparent" style:writing-mode="lr-tb"/>
      <style:text-properties fo:font-weight="normal" officeooo:rsid="00205d86" officeooo:paragraph-rsid="0030ab82" style:font-weight-asian="normal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1.3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1eeadf" officeooo:paragraph-rsid="001eeadf" style:font-weight-asian="normal" style:font-weight-complex="normal"/>
    </style:style>
    <style:style style:name="P138" style:family="paragraph" style:parent-style-name="Standard" style:list-style-name="L1" style:master-page-name="">
      <loext:graphic-properties draw:fill="none"/>
      <style:paragraph-properties fo:margin-left="1.9cm" fo:margin-right="0cm" fo:text-align="start" style:justify-single-word="false" fo:orphans="2" fo:widows="2" fo:text-indent="-0.6cm" style:auto-text-indent="false" style:page-number="auto" fo:background-color="transparent" style:writing-mode="lr-tb">
        <style:tab-stops>
          <style:tab-stop style:position="1.291cm"/>
        </style:tab-stops>
      </style:paragraph-properties>
      <style:text-properties fo:font-weight="normal" officeooo:rsid="002f3203" officeooo:paragraph-rsid="002f3203" style:font-weight-asian="normal" style:font-weight-complex="normal"/>
    </style:style>
    <style:style style:name="P139" style:family="paragraph" style:parent-style-name="Standard" style:list-style-name="L2" style:master-page-name="">
      <loext:graphic-properties draw:fill="none"/>
      <style:paragraph-properties fo:margin-left="1.9cm" fo:margin-right="0cm" fo:text-align="start" style:justify-single-word="false" fo:orphans="2" fo:widows="2" fo:text-indent="-0.6cm" style:auto-text-indent="false" style:page-number="auto" fo:background-color="transparent" style:writing-mode="lr-tb"/>
      <style:text-properties fo:font-weight="normal" officeooo:rsid="001eeadf" officeooo:paragraph-rsid="0030ab82" style:font-weight-asian="normal" style:font-weight-complex="normal"/>
    </style:style>
    <style:style style:name="P140" style:family="paragraph" style:parent-style-name="Standard" style:list-style-name="L12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font-weight="normal" officeooo:rsid="0031acd1" officeooo:paragraph-rsid="00336348" style:font-weight-asian="normal" style:font-weight-complex="normal"/>
    </style:style>
    <style:style style:name="P141" style:family="paragraph" style:parent-style-name="Standard" style:list-style-name="L12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fo:font-weight="normal" officeooo:rsid="0031acd1" officeooo:paragraph-rsid="003507ff" style:font-weight-asian="normal" style:font-weight-complex="normal"/>
    </style:style>
    <style:style style:name="P142" style:family="paragraph" style:parent-style-name="Standard" style:list-style-name="L12">
      <loext:graphic-properties draw:fill="none"/>
      <style:paragraph-properties fo:margin-left="1.199cm" fo:margin-right="0cm" fo:text-indent="0cm" style:auto-text-indent="false" fo:background-color="transparent"/>
      <style:text-properties fo:font-weight="normal" officeooo:rsid="0031acd1" officeooo:paragraph-rsid="00336348" style:font-weight-asian="normal" style:font-weight-complex="normal"/>
    </style:style>
    <style:style style:name="P14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paragraph-rsid="00336348"/>
    </style:style>
    <style:style style:name="P14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paragraph-rsid="0039f28b"/>
    </style:style>
    <style:style style:name="P14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paragraph-rsid="00336348"/>
    </style:style>
    <style:style style:name="P14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paragraph-rsid="00336348"/>
    </style:style>
    <style:style style:name="P147" style:family="paragraph" style:parent-style-name="Standard" style:list-style-name="L12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fo:font-weight="normal" officeooo:rsid="0031acd1" officeooo:paragraph-rsid="00336348" style:font-weight-asian="normal" style:font-weight-complex="normal"/>
    </style:style>
    <style:style style:name="P148" style:family="paragraph" style:parent-style-name="Standard" style:list-style-name="L12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fo:font-weight="normal" officeooo:rsid="00377ae6" officeooo:paragraph-rsid="00336348" style:font-weight-asian="normal" style:font-weight-complex="normal"/>
    </style:style>
    <style:style style:name="P149" style:family="paragraph" style:parent-style-name="Standard" style:list-style-name="L12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1acd1" officeooo:paragraph-rsid="00336348" style:font-weight-asian="normal" style:font-weight-complex="normal"/>
    </style:style>
    <style:style style:name="P150" style:family="paragraph" style:parent-style-name="Standard" style:list-style-name="L12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weight="normal" officeooo:rsid="003247e0" officeooo:paragraph-rsid="00336348" style:font-weight-asian="normal" style:font-weight-complex="normal"/>
    </style:style>
    <style:style style:name="P151" style:family="paragraph" style:parent-style-name="Standard" style:list-style-name="L12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fo:background-color="transparent"/>
      <style:text-properties fo:font-weight="normal" officeooo:rsid="003247e0" officeooo:paragraph-rsid="003507ff" style:font-weight-asian="normal" style:font-weight-complex="normal"/>
    </style:style>
    <style:style style:name="P152" style:family="paragraph" style:parent-style-name="Standard">
      <loext:graphic-properties draw:fill="none"/>
      <style:paragraph-properties fo:margin-left="1.199cm" fo:margin-right="0cm" fo:margin-top="0cm" fo:margin-bottom="0cm" loext:contextual-spacing="true" fo:text-indent="0cm" style:auto-text-indent="false" fo:background-color="transparent"/>
      <style:text-properties officeooo:rsid="002681b4" officeooo:paragraph-rsid="0039f28b"/>
    </style:style>
    <style:style style:name="P153" style:family="paragraph" style:parent-style-name="Standard">
      <loext:graphic-properties draw:fill="none"/>
      <style:paragraph-properties fo:margin-left="1.199cm" fo:margin-right="0cm" fo:margin-top="0cm" fo:margin-bottom="0cm" loext:contextual-spacing="true" fo:text-indent="0cm" style:auto-text-indent="false" fo:background-color="transparent"/>
      <style:text-properties officeooo:rsid="001f594f" officeooo:paragraph-rsid="0039f28b"/>
    </style:style>
    <style:style style:name="P154" style:family="paragraph" style:parent-style-name="Standard" style:list-style-name="L12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fo:font-weight="normal" officeooo:rsid="0031acd1" officeooo:paragraph-rsid="003507ff" style:font-weight-asian="normal" style:font-weight-complex="normal"/>
    </style:style>
    <style:style style:name="P15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paragraph-rsid="0039f28b"/>
    </style:style>
    <style:style style:name="P15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paragraph-rsid="0039f28b"/>
    </style:style>
    <style:style style:name="P157" style:family="paragraph" style:parent-style-name="Standard" style:list-style-name="L16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31acd1" officeooo:paragraph-rsid="003b4480" style:font-weight-asian="normal" style:font-weight-complex="normal"/>
    </style:style>
    <style:style style:name="P158" style:family="paragraph" style:parent-style-name="Standard" style:list-style-name="L4">
      <loext:graphic-properties draw:fill="none"/>
      <style:paragraph-properties fo:margin-left="1.799cm" fo:margin-right="0cm" fo:text-indent="-0.6cm" style:auto-text-indent="false" fo:background-color="transparent">
        <style:tab-stops>
          <style:tab-stop style:position="0.212cm"/>
        </style:tab-stops>
      </style:paragraph-properties>
      <style:text-properties officeooo:paragraph-rsid="00336348"/>
    </style:style>
    <style:style style:name="P159" style:family="paragraph" style:parent-style-name="Standard" style:list-style-name="L4">
      <loext:graphic-properties draw:fill="none"/>
      <style:paragraph-properties fo:margin-left="1.799cm" fo:margin-right="0cm" fo:text-indent="-0.6cm" style:auto-text-indent="false" fo:background-color="transparent">
        <style:tab-stops>
          <style:tab-stop style:position="0.212cm"/>
        </style:tab-stops>
      </style:paragraph-properties>
      <style:text-properties officeooo:rsid="002dd9b4" officeooo:paragraph-rsid="00336348"/>
    </style:style>
    <style:style style:name="P160" style:family="paragraph" style:parent-style-name="Standard" style:list-style-name="L10">
      <loext:graphic-properties draw:fill="none"/>
      <style:paragraph-properties fo:margin-left="1.799cm" fo:margin-right="0cm" fo:text-indent="-0.6cm" style:auto-text-indent="false" fo:background-color="transparent"/>
      <style:text-properties officeooo:rsid="0019a87e" officeooo:paragraph-rsid="00336348"/>
    </style:style>
    <style:style style:name="P161" style:family="paragraph" style:parent-style-name="Standard" style:list-style-name="L11">
      <loext:graphic-properties draw:fill="none"/>
      <style:paragraph-properties fo:margin-left="1.799cm" fo:margin-right="0cm" fo:text-align="start" style:justify-single-word="false" fo:text-indent="-0.6cm" style:auto-text-indent="false" fo:background-color="transparent"/>
      <style:text-properties fo:font-weight="normal" officeooo:rsid="0030814b" officeooo:paragraph-rsid="00336348" style:font-weight-asian="normal" style:font-weight-complex="normal"/>
    </style:style>
    <style:style style:name="P162" style:family="paragraph" style:parent-style-name="Standard" style:list-style-name="L11">
      <loext:graphic-properties draw:fill="none"/>
      <style:paragraph-properties fo:margin-left="1.799cm" fo:margin-right="0cm" fo:text-indent="-0.6cm" style:auto-text-indent="false" fo:background-color="transparent"/>
      <style:text-properties fo:font-weight="normal" officeooo:rsid="0030814b" officeooo:paragraph-rsid="00336348" style:font-weight-asian="normal" style:font-weight-complex="normal"/>
    </style:style>
    <style:style style:name="P163" style:family="paragraph" style:parent-style-name="Standard" style:list-style-name="L13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377ae6" officeooo:paragraph-rsid="00336348" style:font-weight-asian="normal" style:font-weight-complex="normal"/>
    </style:style>
    <style:style style:name="P164" style:family="paragraph" style:parent-style-name="Standard" style:list-style-name="L11">
      <loext:graphic-properties draw:fill="none"/>
      <style:paragraph-properties fo:margin-left="1.799cm" fo:margin-right="0cm" fo:text-align="start" style:justify-single-word="false" fo:text-indent="-0.6cm" style:auto-text-indent="false" fo:background-color="transparent"/>
      <style:text-properties fo:font-weight="normal" officeooo:rsid="00377ae6" officeooo:paragraph-rsid="00336348" style:font-weight-asian="normal" style:font-weight-complex="normal"/>
    </style:style>
    <style:style style:name="P165" style:family="paragraph" style:parent-style-name="Standard" style:list-style-name="L13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38bbc4" officeooo:paragraph-rsid="00336348" style:font-weight-asian="normal" style:font-weight-complex="normal"/>
    </style:style>
    <style:style style:name="P166" style:family="paragraph" style:parent-style-name="Standard" style:list-style-name="L10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19a87e" officeooo:paragraph-rsid="00336348" style:font-weight-asian="normal" style:font-weight-complex="normal"/>
    </style:style>
    <style:style style:name="P167" style:family="paragraph" style:parent-style-name="Standard" style:list-style-name="L10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19a87e" officeooo:paragraph-rsid="003b4480" style:font-weight-asian="normal" style:font-weight-complex="normal"/>
    </style:style>
    <style:style style:name="P168" style:family="paragraph" style:parent-style-name="Standard" style:list-style-name="L10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3daed9" officeooo:paragraph-rsid="00336348" style:font-weight-asian="normal" style:font-weight-complex="normal"/>
    </style:style>
    <style:style style:name="P169" style:family="paragraph" style:parent-style-name="Standard" style:list-style-name="L10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3daed9" officeooo:paragraph-rsid="003b4480" style:font-weight-asian="normal" style:font-weight-complex="normal"/>
    </style:style>
    <style:style style:name="P170" style:family="paragraph" style:parent-style-name="Standard" style:list-style-name="L10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171" style:family="paragraph" style:parent-style-name="Standard" style:list-style-name="L10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172" style:family="paragraph" style:parent-style-name="Standard" style:list-style-name="L10">
      <loext:graphic-properties draw:fill="none"/>
      <style:paragraph-properties fo:margin-left="1.799cm" fo:margin-right="0cm" fo:text-indent="-0.6cm" style:auto-text-indent="false" fo:background-color="transparent"/>
      <style:text-properties officeooo:rsid="003daed9" officeooo:paragraph-rsid="00336348"/>
    </style:style>
    <style:style style:name="P173" style:family="paragraph" style:parent-style-name="Standard" style:list-style-name="L10">
      <loext:graphic-properties draw:fill="none"/>
      <style:paragraph-properties fo:margin-left="1.799cm" fo:margin-right="0cm" fo:text-indent="-0.6cm" style:auto-text-indent="false" fo:background-color="transparent"/>
      <style:text-properties officeooo:rsid="003daed9" officeooo:paragraph-rsid="003b4480"/>
    </style:style>
    <style:style style:name="P174" style:family="paragraph" style:parent-style-name="Standard" style:list-style-name="L4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>
          <style:tab-stop style:position="0.212cm"/>
        </style:tab-stops>
      </style:paragraph-properties>
      <style:text-properties officeooo:paragraph-rsid="00336348"/>
    </style:style>
    <style:style style:name="P175" style:family="paragraph" style:parent-style-name="Standard" style:list-style-name="L11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fo:font-weight="normal" officeooo:rsid="0030814b" officeooo:paragraph-rsid="00336348" style:font-weight-asian="normal" style:font-weight-complex="normal"/>
    </style:style>
    <style:style style:name="P176" style:family="paragraph" style:parent-style-name="Standard" style:list-style-name="L13" style:master-page-name="">
      <loext:graphic-properties draw:fill="none"/>
      <style:paragraph-properties fo:margin-left="1.799cm" fo:margin-right="0cm" fo:text-align="start" style:justify-single-word="false" fo:text-indent="-0.6cm" style:auto-text-indent="false" style:page-number="auto" fo:background-color="transparent">
        <style:tab-stops/>
      </style:paragraph-properties>
      <style:text-properties fo:font-weight="normal" officeooo:rsid="00377ae6" officeooo:paragraph-rsid="00336348" style:font-weight-asian="normal" style:font-weight-complex="normal"/>
    </style:style>
    <style:style style:name="P177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36348"/>
    </style:style>
    <style:style style:name="P178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36348"/>
    </style:style>
    <style:style style:name="P179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36348"/>
    </style:style>
    <style:style style:name="P180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36348"/>
    </style:style>
    <style:style style:name="P181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b4480"/>
    </style:style>
    <style:style style:name="P182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b4480"/>
    </style:style>
    <style:style style:name="P183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b4480"/>
    </style:style>
    <style:style style:name="P184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b4480"/>
    </style:style>
    <style:style style:name="P185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336348"/>
    </style:style>
    <style:style style:name="P186" style:family="paragraph" style:parent-style-name="Standard" style:list-style-name="L11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fo:font-weight="normal" officeooo:rsid="0030814b" officeooo:paragraph-rsid="00336348" style:font-weight-asian="normal" style:font-weight-complex="normal"/>
    </style:style>
    <style:style style:name="P187" style:family="paragraph" style:parent-style-name="Standard" style:list-style-name="L11" style:master-page-name="">
      <loext:graphic-properties draw:fill="none"/>
      <style:paragraph-properties fo:margin-left="1.799cm" fo:margin-right="0cm" fo:text-align="start" style:justify-single-word="false" fo:text-indent="-0.6cm" style:auto-text-indent="false" style:page-number="auto" fo:background-color="transparent"/>
      <style:text-properties fo:font-weight="normal" officeooo:rsid="00377ae6" officeooo:paragraph-rsid="00336348" style:font-weight-asian="normal" style:font-weight-complex="normal"/>
    </style:style>
    <style:style style:name="P188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3daed9" officeooo:paragraph-rsid="00336348"/>
    </style:style>
    <style:style style:name="P189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36348"/>
    </style:style>
    <style:style style:name="P190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3daed9" officeooo:paragraph-rsid="00336348"/>
    </style:style>
    <style:style style:name="P191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36348"/>
    </style:style>
    <style:style style:name="P192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36348"/>
    </style:style>
    <style:style style:name="P193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3daed9" officeooo:paragraph-rsid="00336348"/>
    </style:style>
    <style:style style:name="P194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36348"/>
    </style:style>
    <style:style style:name="P195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b4480"/>
    </style:style>
    <style:style style:name="P196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3daed9" officeooo:paragraph-rsid="003b4480"/>
    </style:style>
    <style:style style:name="P197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b4480"/>
    </style:style>
    <style:style style:name="P198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b4480"/>
    </style:style>
    <style:style style:name="P199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3daed9" officeooo:paragraph-rsid="003b4480"/>
    </style:style>
    <style:style style:name="P200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>
        <style:tab-stops/>
      </style:paragraph-properties>
      <style:text-properties officeooo:rsid="00408dcf" officeooo:paragraph-rsid="003b4480"/>
    </style:style>
    <style:style style:name="P201" style:family="paragraph" style:parent-style-name="Standard" style:list-style-name="L10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3daed9" officeooo:paragraph-rsid="003b4480"/>
    </style:style>
    <style:style style:name="P202" style:family="paragraph" style:parent-style-name="List_20_Paragraph" style:list-style-name="WWNum1"/>
    <style:style style:name="P203" style:family="paragraph" style:parent-style-name="List_20_Paragraph" style:list-style-name="WWNum1">
      <style:text-properties officeooo:paragraph-rsid="00232bf3"/>
    </style:style>
    <style:style style:name="P204" style:family="paragraph" style:parent-style-name="List_20_Paragraph" style:list-style-name="WWNum2"/>
    <style:style style:name="P205" style:family="paragraph" style:parent-style-name="List_20_Paragraph" style:list-style-name="WWNum4"/>
    <style:style style:name="P206" style:family="paragraph" style:parent-style-name="List_20_Paragraph" style:list-style-name="WWNum4">
      <style:text-properties officeooo:paragraph-rsid="00336348"/>
    </style:style>
    <style:style style:name="P207" style:family="paragraph" style:parent-style-name="List_20_Paragraph" style:list-style-name="WWNum8">
      <style:text-properties officeooo:paragraph-rsid="002d0a59"/>
    </style:style>
    <style:style style:name="P208" style:family="paragraph" style:parent-style-name="List_20_Paragraph" style:list-style-name="WWNum10"/>
    <style:style style:name="P209" style:family="paragraph" style:parent-style-name="List_20_Paragraph" style:list-style-name="WWNum10">
      <style:text-properties officeooo:paragraph-rsid="0027b5c7"/>
    </style:style>
    <style:style style:name="P210" style:family="paragraph" style:parent-style-name="List_20_Paragraph" style:list-style-name="WWNum10">
      <style:text-properties officeooo:paragraph-rsid="002d0a59"/>
    </style:style>
    <style:style style:name="P211" style:family="paragraph" style:parent-style-name="List_20_Paragraph" style:list-style-name="WWNum1">
      <style:text-properties officeooo:rsid="00232bf3" officeooo:paragraph-rsid="00232bf3"/>
    </style:style>
    <style:style style:name="P212" style:family="paragraph" style:parent-style-name="List_20_Paragraph" style:list-style-name="WWNum2">
      <style:text-properties officeooo:rsid="00237cd9" officeooo:paragraph-rsid="00237cd9"/>
    </style:style>
    <style:style style:name="P213" style:family="paragraph" style:parent-style-name="List_20_Paragraph" style:list-style-name="WWNum4">
      <style:text-properties officeooo:rsid="00237cd9" officeooo:paragraph-rsid="00237cd9"/>
    </style:style>
    <style:style style:name="P214" style:family="paragraph" style:parent-style-name="List_20_Paragraph" style:list-style-name="WWNum10">
      <style:text-properties officeooo:rsid="0027b5c7" officeooo:paragraph-rsid="0027b5c7"/>
    </style:style>
    <style:style style:name="P215" style:family="paragraph" style:parent-style-name="List_20_Paragraph" style:list-style-name="WWNum4">
      <style:text-properties officeooo:rsid="001e7da4" officeooo:paragraph-rsid="00336348"/>
    </style:style>
    <style:style style:name="P216" style:family="paragraph" style:parent-style-name="List_20_Paragraph">
      <style:paragraph-properties fo:margin-left="0cm" fo:margin-right="0cm" fo:text-indent="0cm" style:auto-text-indent="false"/>
      <style:text-properties officeooo:rsid="002681b4" officeooo:paragraph-rsid="00336348"/>
    </style:style>
    <style:style style:name="P217" style:family="paragraph" style:parent-style-name="List_20_Paragraph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2681b4" officeooo:paragraph-rsid="00336348" style:font-weight-asian="normal" style:font-weight-complex="normal"/>
    </style:style>
    <style:style style:name="P218" style:family="paragraph" style:parent-style-name="List_20_Paragraph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fo:font-weight="normal" officeooo:rsid="002681b4" officeooo:paragraph-rsid="003b4480" style:font-weight-asian="normal" style:font-weight-complex="normal"/>
    </style:style>
    <style:style style:name="P219" style:family="paragraph" style:parent-style-name="List_20_Paragraph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2681b4" officeooo:paragraph-rsid="00336348" style:font-weight-asian="normal" style:font-weight-complex="normal"/>
    </style:style>
    <style:style style:name="P220" style:family="paragraph" style:parent-style-name="List_20_Paragraph">
      <style:paragraph-properties fo:margin-left="0cm" fo:margin-right="0cm" fo:text-indent="0cm" style:auto-text-indent="false"/>
      <style:text-properties officeooo:paragraph-rsid="00336348"/>
    </style:style>
    <style:style style:name="P221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222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223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36348" style:font-weight-asian="normal" style:font-weight-complex="normal"/>
    </style:style>
    <style:style style:name="P224" style:family="paragraph" style:parent-style-name="List_20_Paragraph">
      <loext:graphic-properties draw:fill="none"/>
      <style:paragraph-properties fo:margin-left="1.199cm" fo:margin-right="0cm" fo:margin-top="0cm" fo:margin-bottom="0cm" loext:contextual-spacing="true" fo:text-indent="0cm" style:auto-text-indent="false" fo:background-color="transparent"/>
      <style:text-properties officeooo:rsid="002681b4" officeooo:paragraph-rsid="00336348"/>
    </style:style>
    <style:style style:name="P225" style:family="paragraph" style:parent-style-name="List_20_Paragraph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2681b4" officeooo:paragraph-rsid="00336348" style:font-weight-asian="normal" style:font-weight-complex="normal"/>
    </style:style>
    <style:style style:name="P226" style:family="paragraph" style:parent-style-name="List_20_Paragraph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fo:background-color="transparent">
        <style:tab-stops/>
      </style:paragraph-properties>
      <style:text-properties fo:font-weight="normal" officeooo:rsid="002681b4" officeooo:paragraph-rsid="003b4480" style:font-weight-asian="normal" style:font-weight-complex="normal"/>
    </style:style>
    <style:style style:name="P227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indent="0cm" style:auto-text-indent="false" style:page-number="auto" fo:background-color="transparent"/>
      <style:text-properties officeooo:rsid="002681b4" officeooo:paragraph-rsid="00336348"/>
    </style:style>
    <style:style style:name="P228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indent="0cm" style:auto-text-indent="false" style:page-number="auto" fo:background-color="transparent"/>
      <style:text-properties officeooo:rsid="002681b4" officeooo:paragraph-rsid="00336348"/>
    </style:style>
    <style:style style:name="P229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2681b4" officeooo:paragraph-rsid="00336348" style:font-weight-asian="normal" style:font-weight-complex="normal"/>
    </style:style>
    <style:style style:name="P230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2681b4" officeooo:paragraph-rsid="00336348" style:font-weight-asian="normal" style:font-weight-complex="normal"/>
    </style:style>
    <style:style style:name="P231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2681b4" officeooo:paragraph-rsid="003b4480" style:font-weight-asian="normal" style:font-weight-complex="normal"/>
    </style:style>
    <style:style style:name="P232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233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2681b4" officeooo:paragraph-rsid="003b4480" style:font-weight-asian="normal" style:font-weight-complex="normal"/>
    </style:style>
    <style:style style:name="P234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true" fo:text-align="start" style:justify-single-word="false" fo:text-indent="0cm" style:auto-text-indent="false" style:page-number="auto" fo:background-color="transparent">
        <style:tab-stops/>
      </style:paragraph-properties>
      <style:text-properties fo:font-weight="normal" officeooo:rsid="0040cc7c" officeooo:paragraph-rsid="003b4480" style:font-weight-asian="normal" style:font-weight-complex="normal"/>
    </style:style>
    <style:style style:name="P235" style:family="paragraph" style:parent-style-name="List_20_Paragraph" style:master-page-name="">
      <loext:graphic-properties draw:fill="none"/>
      <style:paragraph-properties fo:margin-left="2.499cm" fo:margin-right="0cm" fo:margin-top="0cm" fo:margin-bottom="0cm" loext:contextual-spacing="true" fo:text-indent="-1.3cm" style:auto-text-indent="false" style:page-number="auto" fo:background-color="transparent"/>
      <style:text-properties fo:font-weight="normal" officeooo:rsid="002681b4" officeooo:paragraph-rsid="00336348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b951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6f7d" style:font-weight-asian="normal" style:font-weight-complex="normal"/>
    </style:style>
    <style:style style:name="T5" style:family="text">
      <style:text-properties fo:font-weight="normal" officeooo:rsid="001eeadf" style:font-weight-asian="normal" style:font-weight-complex="normal"/>
    </style:style>
    <style:style style:name="T6" style:family="text">
      <style:text-properties fo:font-weight="normal" officeooo:rsid="00205d86" style:font-weight-asian="normal" style:font-weight-complex="normal"/>
    </style:style>
    <style:style style:name="T7" style:family="text">
      <style:text-properties fo:font-weight="normal" officeooo:rsid="0021fd21" style:font-weight-asian="normal" style:font-weight-complex="normal"/>
    </style:style>
    <style:style style:name="T8" style:family="text">
      <style:text-properties fo:font-weight="normal" officeooo:rsid="002f3203" style:font-weight-asian="normal" style:font-weight-complex="normal"/>
    </style:style>
    <style:style style:name="T9" style:family="text">
      <style:text-properties fo:font-weight="normal" officeooo:rsid="0030ab82" style:font-weight-asian="normal" style:font-weight-complex="normal"/>
    </style:style>
    <style:style style:name="T10" style:family="text">
      <style:text-properties fo:font-weight="normal" officeooo:rsid="00189650" style:font-weight-asian="normal" style:font-weight-complex="normal"/>
    </style:style>
    <style:style style:name="T11" style:family="text">
      <style:text-properties fo:font-weight="normal" officeooo:rsid="003b8856" style:font-weight-asian="normal" style:font-weight-complex="normal"/>
    </style:style>
    <style:style style:name="T12" style:family="text">
      <style:text-properties fo:font-weight="normal" officeooo:rsid="0019a87e" style:font-weight-asian="normal" style:font-weight-complex="normal"/>
    </style:style>
    <style:style style:name="T13" style:family="text">
      <style:text-properties fo:font-weight="normal" officeooo:rsid="003daed9" style:font-weight-asian="normal" style:font-weight-complex="normal"/>
    </style:style>
    <style:style style:name="T14" style:family="text">
      <style:text-properties fo:font-weight="normal" officeooo:rsid="00408dcf" style:font-weight-asian="normal" style:font-weight-complex="normal"/>
    </style:style>
    <style:style style:name="T15" style:family="text">
      <style:text-properties fo:font-weight="normal" officeooo:rsid="0040cc7c" style:font-weight-asian="normal" style:font-weight-complex="normal"/>
    </style:style>
    <style:style style:name="T16" style:family="text">
      <style:text-properties fo:font-weight="normal" officeooo:rsid="0041ff64" style:font-weight-asian="normal" style:font-weight-complex="normal"/>
    </style:style>
    <style:style style:name="T17" style:family="text">
      <style:text-properties officeooo:rsid="00205d86"/>
    </style:style>
    <style:style style:name="T18" style:family="text">
      <style:text-properties officeooo:rsid="00232bf3"/>
    </style:style>
    <style:style style:name="T19" style:family="text">
      <style:text-properties officeooo:rsid="00237cd9"/>
    </style:style>
    <style:style style:name="T20" style:family="text">
      <style:text-properties officeooo:rsid="00256d94"/>
    </style:style>
    <style:style style:name="T21" style:family="text">
      <style:text-properties officeooo:rsid="00276aab"/>
    </style:style>
    <style:style style:name="T22" style:family="text">
      <style:text-properties officeooo:rsid="0027b5c7"/>
    </style:style>
    <style:style style:name="T23" style:family="text">
      <style:text-properties officeooo:rsid="002afeb1"/>
    </style:style>
    <style:style style:name="T24" style:family="text">
      <style:text-properties officeooo:rsid="002b1708"/>
    </style:style>
    <style:style style:name="T25" style:family="text">
      <style:text-properties officeooo:rsid="002d0a59"/>
    </style:style>
    <style:style style:name="T26" style:family="text">
      <style:text-properties officeooo:rsid="002e6355"/>
    </style:style>
    <style:style style:name="T27" style:family="text">
      <style:text-properties officeooo:rsid="002f3203"/>
    </style:style>
    <style:style style:name="T28" style:family="text">
      <style:text-properties officeooo:rsid="001d6f7d"/>
    </style:style>
    <style:style style:name="T29" style:family="text">
      <style:text-properties officeooo:rsid="0030ab82"/>
    </style:style>
    <style:style style:name="T30" style:family="text">
      <style:text-properties officeooo:rsid="00319732"/>
    </style:style>
    <style:style style:name="T31" style:family="text">
      <style:text-properties officeooo:rsid="00149cbf"/>
    </style:style>
    <style:style style:name="T32" style:family="text">
      <style:text-properties officeooo:rsid="0015d435"/>
    </style:style>
    <style:style style:name="T33" style:family="text">
      <style:text-properties officeooo:rsid="00255148"/>
    </style:style>
    <style:style style:name="T34" style:family="text">
      <style:text-properties officeooo:rsid="00231c6b"/>
    </style:style>
    <style:style style:name="T35" style:family="text">
      <style:text-properties officeooo:rsid="0027d4c2"/>
    </style:style>
    <style:style style:name="T36" style:family="text">
      <style:text-properties officeooo:rsid="0016583a"/>
    </style:style>
    <style:style style:name="T37" style:family="text">
      <style:text-properties officeooo:rsid="001f594f"/>
    </style:style>
    <style:style style:name="T38" style:family="text">
      <style:text-properties officeooo:rsid="002440a4"/>
    </style:style>
    <style:style style:name="T39" style:family="text">
      <style:text-properties officeooo:rsid="002bf563"/>
    </style:style>
    <style:style style:name="T40" style:family="text">
      <style:text-properties officeooo:rsid="00178c53"/>
    </style:style>
    <style:style style:name="T41" style:family="text">
      <style:text-properties officeooo:rsid="002e2ad8"/>
    </style:style>
    <style:style style:name="T42" style:family="text">
      <style:text-properties officeooo:rsid="00206f91"/>
    </style:style>
    <style:style style:name="T43" style:family="text">
      <style:text-properties officeooo:rsid="002f0276"/>
    </style:style>
    <style:style style:name="T44" style:family="text">
      <style:text-properties officeooo:rsid="0034e561"/>
    </style:style>
    <style:style style:name="T45" style:family="text">
      <style:text-properties officeooo:rsid="00367ba7"/>
    </style:style>
    <style:style style:name="T46" style:family="text">
      <style:text-properties officeooo:rsid="0030814b"/>
    </style:style>
    <style:style style:name="T47" style:family="text">
      <style:text-properties officeooo:rsid="00337a32"/>
    </style:style>
    <style:style style:name="T48" style:family="text">
      <style:text-properties officeooo:rsid="00377ae6"/>
    </style:style>
    <style:style style:name="T49" style:family="text">
      <style:text-properties officeooo:rsid="0038bbc4"/>
    </style:style>
    <style:style style:name="T50" style:family="text">
      <style:text-properties officeooo:rsid="003daed9"/>
    </style:style>
    <style:style style:name="T51" style:family="text">
      <style:text-properties officeooo:rsid="003ceedd"/>
    </style:style>
    <style:style style:name="T52" style:family="text">
      <style:text-properties officeooo:rsid="003f74dc"/>
    </style:style>
    <style:style style:name="T53" style:family="text">
      <style:text-properties officeooo:rsid="0031acd1"/>
    </style:style>
    <style:style style:name="T54" style:family="text">
      <style:text-properties officeooo:rsid="00408dcf"/>
    </style:style>
    <style:style style:name="T55" style:family="text">
      <style:text-properties officeooo:rsid="0040cc7c"/>
    </style:style>
    <style:style style:name="T56" style:family="text">
      <style:text-properties officeooo:rsid="00336348"/>
    </style:style>
    <style:style style:name="T57" style:family="text">
      <style:text-properties officeooo:rsid="0036fa23"/>
    </style:style>
    <style:style style:name="T58" style:family="text">
      <style:text-properties officeooo:rsid="00385ae7"/>
    </style:style>
    <style:style style:name="T59" style:family="text">
      <style:text-properties officeooo:rsid="0039f2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cription</text:p>
      <text:p text:style-name="P1"/>
      <text:p text:style-name="Standard">Niveau : But utilisateur</text:p>
      <text:p text:style-name="Standard">But : Créer un compte sur le système</text:p>
      <text:p text:style-name="Standard">Acteur principal : Internaute</text:p>
      <text:p text:style-name="Standard"/>
      <text:p text:style-name="Standard"><text:span text:style-name="T17">Scénario principal </text:span>: </text:p>
      <text:list xml:id="list2568372528" text:style-name="WWNum1">
        <text:list-item>
          <text:p text:style-name="P211">Le système invite l’internaute à saisir les informations le concernant. <text:s/></text:p>
        </text:list-item>
        <text:list-item>
          <text:p text:style-name="P203">L’internaute rempli le formulaire en saisissant nom, prénom, adresse mail, mot de passe et sa confirmation, date de naissance, adresse et numéro de téléphone. </text:p>
        </text:list-item>
        <text:list-item>
          <text:p text:style-name="P203"><text:span text:style-name="T18">L’internaute</text:span> valide le formulaire.</text:p>
        </text:list-item>
        <text:list-item>
          <text:p text:style-name="P202">Le système confirme la bonne réception du formulaire et envoi un mail <text:span text:style-name="T18">d’activation du</text:span> compte.</text:p>
        </text:list-item>
        <text:list-item>
          <text:p text:style-name="P202">L’internaute clique sur le lien d’activation du mail envoyé par le système.</text:p>
        </text:list-item>
        <text:list-item>
          <text:p text:style-name="P202">Le système confirme à l’utilisateur que son compte est bien activé.</text:p>
        </text:list-item>
      </text:list>
      <text:p text:style-name="Standard"/>
      <text:p text:style-name="Standard">Autres <text:span text:style-name="T17">scénarios </text:span>: </text:p>
      <text:p text:style-name="P3">2.a.<text:tab/>L’adresse mail existe déjà dans la base de données.</text:p>
      <text:p text:style-name="P46">2.a.1<text:tab/>Le système i<text:span text:style-name="T30">nvite l’internaute à </text:span>rentrer <text:span text:style-name="T30">une autre </text:span>adresse mail.</text:p>
      <text:p text:style-name="P3">2.b<text:tab/>Le mot de passe rentré ne respecte pas les consignes de sécurité.</text:p>
      <text:p text:style-name="P46">2.b.1<text:tab/>Le système i<text:span text:style-name="T30">nvite l’internaute à </text:span>rentrer <text:span text:style-name="T30">un mot de passe conforme</text:span>.</text:p>
      <text:p text:style-name="P3">2.c<text:tab/>Le mot de passe de confirmation ne correspond pas avec le mot de passe rentré.</text:p>
      <text:p text:style-name="P3">2.c.1<text:tab/>Le système invite l’internaute à reconfirmer le mot de passe en mettant le même que celui choisi.</text:p>
      <text:p text:style-name="P3">2.d<text:tab/>L’adresse mail n’existe pas.</text:p>
      <text:p text:style-name="P3">2.d.1<text:tab/>Le système i<text:span text:style-name="T30">nvite l’internaute à </text:span>rentrer adresse mail <text:span text:style-name="T18">valide</text:span>.</text:p>
      <text:p text:style-name="Standard"/>
      <text:p text:style-name="Standard"/>
      <text:p text:style-name="P1">Connexion</text:p>
      <text:p text:style-name="Standard"/>
      <text:p text:style-name="Standard">Niveau : <text:span text:style-name="T19">S</text:span>ous-fonction</text:p>
      <text:p text:style-name="Standard">But : <text:span text:style-name="T19">A</text:span>uthentifier l’internaute auprès du système</text:p>
      <text:p text:style-name="Standard">Acteur principal : Internaute</text:p>
      <text:p text:style-name="Standard"/>
      <text:p text:style-name="P2"><text:span text:style-name="T17">Scénario principal </text:span>: </text:p>
      <text:list xml:id="list1139802237" text:style-name="WWNum2">
        <text:list-item>
          <text:p text:style-name="P212">Le système invite l’internaute à saisir ses identifiants.</text:p>
        </text:list-item>
        <text:list-item>
          <text:p text:style-name="P204">L’internaute saisit <text:span text:style-name="T19">l’</text:span>adresse mail avec laquelle il s’est inscrit (login) et son mot de passe, <text:span text:style-name="T19">puis</text:span> <text:span text:style-name="T19">valide</text:span>.</text:p>
        </text:list-item>
        <text:list-item>
          <text:p text:style-name="P204">Le système envoie une clef de session <text:span text:style-name="T19">à l’internaute et affiche sa page d’accueil</text:span>.</text:p>
        </text:list-item>
      </text:list>
      <text:p text:style-name="Standard"/>
      <text:p text:style-name="Standard"><text:span text:style-name="T30">Scénarios d’exception :</text:span></text:p>
      <text:p text:style-name="Standard"><text:tab/>2.a<text:tab/>Le login n’existe pas dans la base de données du système.</text:p>
      <text:p text:style-name="Standard"><text:tab/>2.a.1<text:tab/>Le système envoie un message d’erreur et propose de rediriger l’internaute<text:tab/><text:tab/>vers la page d’inscription.</text:p>
      <text:p text:style-name="Standard"><text:tab/>2.b<text:tab/>Le mot de passe n’est pas correct.</text:p>
      <text:p text:style-name="Standard"><text:soft-page-break/><text:tab/>2.b.1<text:tab/>Le système envoie un message d’erreur et propose de rediriger l’internaute<text:tab/><text:tab/>vers la page d’inscription.</text:p>
      <text:p text:style-name="Standard"/>
      <text:p text:style-name="Standard"/>
      <text:p text:style-name="P1">Financer projet</text:p>
      <text:p text:style-name="Standard"/>
      <text:p text:style-name="Standard">Niveau : But utilisateur</text:p>
      <text:p text:style-name="Standard">But : Investir dans la mission pour devenir sponsor de la mission</text:p>
      <text:p text:style-name="Standard">Acteur principal : Sponsor</text:p>
      <text:p text:style-name="Standard"/>
      <text:p text:style-name="P2"><text:span text:style-name="T17">Scénario principal </text:span>: </text:p>
      <text:list xml:id="list661740464" text:style-name="WWNum4">
        <text:list-item>
          <text:p text:style-name="P213">Le système demande au sponsor de saisir les coordonnées de l’organisation qu’il représente. </text:p>
        </text:list-item>
        <text:list-item>
          <text:p text:style-name="P205">Le sponsor rempli<text:span text:style-name="T19">t</text:span> un formulaire pour renseigner les coordonnées de l’organisation qu’il représente. </text:p>
        </text:list-item>
        <text:list-item>
          <text:p text:style-name="P205">Le sponsor saisit le montant du financement et clique sur payer.</text:p>
        </text:list-item>
        <text:list-item>
          <text:p text:style-name="P205">Le sponsor <text:span text:style-name="T19">effectue un transfert bancaire</text:span>.</text:p>
        </text:list-item>
        <text:list-item>
          <text:p text:style-name="P205">Le <text:span text:style-name="T25">système affiche le </text:span>rang du sponsor <text:span text:style-name="T25">par rapport aux autres sponsors</text:span>.</text:p>
        </text:list-item>
      </text:list>
      <text:p text:style-name="Standard"/>
      <text:p text:style-name="Standard">Autres <text:span text:style-name="T17">scénarios </text:span>: </text:p>
      <text:p text:style-name="P4"><text:span text:style-name="T19">5</text:span>.1<text:tab/>Le sponsor rentre parmi les 30 plus grands sponsors.</text:p>
      <text:p text:style-name="P4"><text:span text:style-name="T19">5</text:span>.1.1<text:tab/><text:span text:style-name="T25">Le système </text:span>envo<text:span text:style-name="T25">ie un message au sponsor</text:span> pour lui confirmer sa position <text:span text:style-name="T24">et son nouveau statut</text:span>.</text:p>
      <text:p text:style-name="P45"><text:span text:style-name="T19">5</text:span>.1.2<text:tab/><text:span text:style-name="T25">Le système </text:span>envo<text:span text:style-name="T25">ie un message</text:span> au 31<text:span text:style-name="T1">ème</text:span> sponsor pour lui indiquer qu’il ne fait plus parti des <text:span text:style-name="T23">g</text:span>rands <text:span text:style-name="T23">s</text:span>ponsors.</text:p>
      <text:p text:style-name="Standard"/>
      <text:p text:style-name="P20">Scénarios d’exception :</text:p>
      <text:p text:style-name="P44">1.a.<text:tab/><text:span text:style-name="T19">L</text:span>a phase de financement <text:span text:style-name="T19">est arrivée à son terme.</text:span></text:p>
      <text:p text:style-name="P44"><text:span text:style-name="T2">1.a.1<text:tab/>Le système</text:span> <text:span text:style-name="T19">affiche un message</text:span> au sponsor <text:span text:style-name="T2">pour l’en avertir</text:span>.</text:p>
      <text:p text:style-name="P44">1.a.1<text:tab/><text:span text:style-name="T25">Le système</text:span> invit<text:span text:style-name="T25">e le sponsor</text:span> à retourner sur la page d’accueil.</text:p>
      <text:p text:style-name="P44"><text:span text:style-name="T19">4</text:span>.a.<text:tab/>Le transfert bancaire n’a pas abouti pour une raison externe au système décrit.</text:p>
      <text:p text:style-name="P43"><text:span text:style-name="T19">4</text:span>.a.1.<text:tab/>L<text:span text:style-name="T19">e système indique au sponsor que la transaction n’a pu être effectuée</text:span>.</text:p>
      <text:p text:style-name="Standard"/>
      <text:p text:style-name="Standard"/>
      <text:p text:style-name="P1">Connaître rang</text:p>
      <text:p text:style-name="Standard"/>
      <text:p text:style-name="Standard">Niveau : Sous-fonction</text:p>
      <text:p text:style-name="Standard">But : Prendre connaissance du classement du financement du sponsor par rapport aux autres sponsors.</text:p>
      <text:p text:style-name="Standard">Acteur principal : Sponsor</text:p>
      <text:p text:style-name="Standard"/>
      <text:p text:style-name="P2">Scénario<text:span text:style-name="T17"> principal </text:span>: </text:p>
      <text:list xml:id="list324321296" text:style-name="WWNum8">
        <text:list-item>
          <text:p text:style-name="P207">Le <text:span text:style-name="T25">système affiche le </text:span>rang du sponsor <text:span text:style-name="T25">par rapport aux autres sponsors</text:span>.</text:p>
        </text:list-item>
      </text:list>
      <text:p text:style-name="Standard"/>
      <text:p text:style-name="Standard">Autre scénario<text:span text:style-name="T17">s</text:span> :</text:p>
      <text:p text:style-name="P5"><text:span text:style-name="T20">1</text:span>.<text:span text:style-name="T20">a</text:span><text:tab/>Le sponsor <text:span text:style-name="T21">décide d’</text:span>augmente<text:span text:style-name="T21">r</text:span> son financement pour être mieux classé.</text:p>
      <text:p text:style-name="P102"><text:soft-page-break/><text:span text:style-name="T20">1</text:span>.<text:span text:style-name="T20">a</text:span>.1<text:tab/><text:span text:style-name="T25">Le sponsor augmente son financement par transfert bancaire.</text:span></text:p>
      <text:p text:style-name="Standard"/>
      <text:p text:style-name="Standard"/>
      <text:p text:style-name="P1">Augmenter financement</text:p>
      <text:p text:style-name="Standard"/>
      <text:p text:style-name="Standard">Niveau : But utilisateur</text:p>
      <text:p text:style-name="Standard">But : Augmenter l’argent déjà investi dans le projet</text:p>
      <text:p text:style-name="Standard">Acteur principal : Sponsor</text:p>
      <text:p text:style-name="Standard"/>
      <text:p text:style-name="P2"><text:span text:style-name="T17">Scénario principal </text:span>:</text:p>
      <text:list xml:id="list2698223646" text:style-name="WWNum10">
        <text:list-item>
          <text:p text:style-name="P214">Le système demande le montant à ajouter à l’investissement du sponsor dans le projet.</text:p>
        </text:list-item>
        <text:list-item>
          <text:p text:style-name="P209">Le sponsor saisit le montant qu’il souhaite ajouter à celui déjà investi et <text:span text:style-name="T22">valide.</text:span></text:p>
        </text:list-item>
        <text:list-item>
          <text:p text:style-name="P208">Le <text:span text:style-name="T22">sponsor effectue un </text:span>transfert bancaire.</text:p>
        </text:list-item>
        <text:list-item>
          <text:p text:style-name="P210">Le <text:span text:style-name="T25">système affiche le nouveau </text:span>rang du sponsor <text:span text:style-name="T25">par rapport aux autres sponsors</text:span>.</text:p>
        </text:list-item>
      </text:list>
      <text:p text:style-name="P17"/>
      <text:p text:style-name="Standard">Autre <text:span text:style-name="T17">scénarios :</text:span></text:p>
      <text:p text:style-name="P6">4.1<text:tab/><text:bookmark text:name="_GoBack"/>Le sponsor rentre parmi les 30 plus grands sponsors </text:p>
      <text:p text:style-name="P27">4.1.1<text:tab/><text:span text:style-name="T25">Le système </text:span>envo<text:span text:style-name="T25">ie un message au sponsor</text:span> pour lui confirmer sa position <text:span text:style-name="T24">et <text:tab/><text:tab/>son nouveau statut</text:span>.</text:p>
      <text:list xml:id="list4114262098" text:style-name="WWNum11">
        <text:list-item>
          <text:list>
            <text:list-item>
              <text:list>
                <text:list-item>
                  <text:p text:style-name="P21"><text:span text:style-name="T25">Le système </text:span>envo<text:span text:style-name="T25">ie un message</text:span> au 31<text:span text:style-name="T1">ème</text:span> sponsor pour lui indiquer qu’il ne fait plus parti des <text:span text:style-name="T23">g</text:span>rands <text:span text:style-name="T23">s</text:span>ponsors.</text:p>
                </text:list-item>
              </text:list>
            </text:list-item>
          </text:list>
        </text:list-item>
      </text:list>
      <text:p text:style-name="P22"/>
      <text:p text:style-name="P23">Scénarios d’exception :</text:p>
      <text:p text:style-name="P29">3.a.<text:tab/>Le transfert bancaire n’a pas abouti pour une raison externe au système <text:tab/><text:tab/><text:tab/>décrit.</text:p>
      <text:p text:style-name="P28">3.a.1<text:tab/>L<text:span text:style-name="T25">e système informe le sponsor qu’une erreur a empêché l’aboutissement de <text:tab/><text:tab/>la transaction.</text:span></text:p>
      <text:p text:style-name="P7"/>
      <text:p text:style-name="P7"/>
      <text:p text:style-name="P8">Parcourir objets célestes</text:p>
      <text:p text:style-name="P11"/>
      <text:p text:style-name="P11">Niveau : <text:span text:style-name="T26">S</text:span>ous-fonction</text:p>
      <text:p text:style-name="P8"><text:span text:style-name="T3">But : </text:span><text:span text:style-name="T4">Prendre connaissance des objets célestes </text:span><text:span text:style-name="T8">encore sans nom</text:span></text:p>
      <text:p text:style-name="P12">Acteur principal : Internaute</text:p>
      <text:p text:style-name="P12"/>
      <text:p text:style-name="P72"><text:span text:style-name="T3">S</text:span><text:span text:style-name="T6">cénario principal </text:span><text:span text:style-name="T3">: </text:span></text:p>
      <text:list xml:id="list4137698587" text:style-name="L1">
        <text:list-item>
          <text:p text:style-name="P138">Le système affiche une liste des objets célestes découverts n’ayant pas encore de surnom<text:span text:style-name="T28">, avec une courte description de chacun d’entre eux.</text:span></text:p>
        </text:list-item>
        <text:list-item>
          <text:p text:style-name="P124">L’internaute parcour<text:span text:style-name="T27">t</text:span> <text:span text:style-name="T27">la liste </text:span>d’objets célestes.</text:p>
        </text:list-item>
        <text:list-item>
          <text:p text:style-name="P124"><text:span text:style-name="T27">L’internaute</text:span> clique sur un objet céleste.</text:p>
        </text:list-item>
        <text:list-item>
          <text:p text:style-name="P126">Le système affiche une description complète de l’objet céleste.</text:p>
        </text:list-item>
      </text:list>
      <text:p text:style-name="P12"/>
      <text:p text:style-name="P9"><text:span text:style-name="T3">Autre </text:span><text:span text:style-name="T6">scénarios </text:span><text:span text:style-name="T3">: </text:span></text:p>
      <text:p text:style-name="P132"><text:span text:style-name="T27">4</text:span>.<text:span text:style-name="T27">a</text:span><text:tab/><text:span text:style-name="T27">L’internaute souhaite acheter un surnom à un objet céleste.</text:span></text:p>
      <text:p text:style-name="P133">4.a.1<text:tab/>L’internaute achète un surnom à l’objet céleste choisi.</text:p>
      <text:p text:style-name="P12"/>
      <text:p text:style-name="P12"><text:soft-page-break/></text:p>
      <text:p text:style-name="P9">Acheter surnom</text:p>
      <text:p text:style-name="P12"/>
      <text:p text:style-name="P12">Niveau : But utilisateur</text:p>
      <text:p text:style-name="P12">But : Donner un surnom à un objet céleste</text:p>
      <text:p text:style-name="P12">Acteur principal : Internaute</text:p>
      <text:p text:style-name="P13"><text:s/></text:p>
      <text:p text:style-name="P12"/>
      <text:p text:style-name="P72"><text:span text:style-name="T5">Scénario</text:span><text:span text:style-name="T6"> principal </text:span><text:span text:style-name="T3">:</text:span></text:p>
      <text:list xml:id="list2037489750" text:style-name="L2">
        <text:list-item>
          <text:p text:style-name="P130">Le système demande à l’utilisateur d’entrer un surnom.</text:p>
        </text:list-item>
        <text:list-item>
          <text:p text:style-name="P125">L’internaute <text:span text:style-name="T27">saisit </text:span>un surnom <text:span text:style-name="T29">pour l’objet céleste choisi</text:span>.</text:p>
        </text:list-item>
        <text:list-item>
          <text:p text:style-name="P125">Le <text:span text:style-name="T29">système</text:span> valide le surnom.</text:p>
        </text:list-item>
        <text:list-item>
          <text:p text:style-name="P125">L’internaute choisit de payer soit <text:span text:style-name="T29">par </text:span>carte <text:span text:style-name="T29">bancaire</text:span>, soit <text:span text:style-name="T29">par</text:span> transfert bancaire.</text:p>
        </text:list-item>
        <text:list-item>
          <text:p text:style-name="P127">L’internaute effectue le paiement.</text:p>
        </text:list-item>
        <text:list-item>
          <text:p text:style-name="P139"><text:span text:style-name="T25">Le système </text:span>envo<text:span text:style-name="T25">ie un message au sponsor</text:span> pour lui confirmer <text:span text:style-name="T29">l’attribution du surnom à l’objet céleste choisi.</text:span></text:p>
        </text:list-item>
      </text:list>
      <text:p text:style-name="P13"/>
      <text:p text:style-name="P13">Autres scénarios :</text:p>
      <text:p text:style-name="P137">2.a<text:tab/>Le moteur de recherche invalide le surnom.</text:p>
      <text:p text:style-name="P134">2.a.1<text:tab/><text:span text:style-name="T29">Le système indique à l’internaute que le surnom n’est pas valide et ne indique <text:tab/>la raison.</text:span></text:p>
      <text:p text:style-name="P134">2.a.2<text:tab/><text:span text:style-name="T29">Le système propose à l’internaute d’</text:span>entrer un autre surnom.</text:p>
      <text:p text:style-name="P83"/>
      <text:p text:style-name="P84">Scenarios d’exception :</text:p>
      <text:p text:style-name="P135">5.b<text:tab/>Le paiement est invalidé pour une raison externe au système décrit.</text:p>
      <text:p text:style-name="P136">5.b.1<text:tab/>L<text:span text:style-name="T25">e système informe l’internaute qu’une erreur a empêché l’aboutissement de <text:tab/>la transaction.</text:span></text:p>
      <text:p text:style-name="P13"/>
      <text:p text:style-name="P13"/>
      <text:p text:style-name="P10">Valider surnom</text:p>
      <text:p text:style-name="P14"/>
      <text:p text:style-name="P14">Niveau : <text:span text:style-name="T29">S</text:span>ous-fonction </text:p>
      <text:p text:style-name="P14">But utilisateur : <text:span text:style-name="T29">C</text:span>onfirmer que l’on peut attribuer un <text:span text:style-name="T29">certain</text:span> surnom à un objet céleste choisi.</text:p>
      <text:p text:style-name="P14">Acteur principal : Moteur de recherche</text:p>
      <text:p text:style-name="P14"/>
      <text:p text:style-name="P15">Scénario principal :</text:p>
      <text:list xml:id="list881203239" text:style-name="L3">
        <text:list-item>
          <text:p text:style-name="P131"><text:span text:style-name="T3">Le moteur de recherche lance </text:span><text:span text:style-name="T7">la recherche à partir du surnom choisi par </text:span><text:span text:style-name="T9">l’</text:span><text:span text:style-name="T7">internaute, sur la base de données des surnoms </text:span><text:span text:style-name="T9">non autorisés</text:span><text:span text:style-name="T7">.</text:span></text:p>
        </text:list-item>
        <text:list-item>
          <text:p text:style-name="P129"><text:span text:style-name="T3">Le moteur de recherche ne trouve </text:span><text:span text:style-name="T9">pas de correspondance</text:span><text:span text:style-name="T3">.</text:span></text:p>
        </text:list-item>
        <text:list-item>
          <text:p text:style-name="P128">Le système valide le surnom.</text:p>
        </text:list-item>
      </text:list>
      <text:p text:style-name="P16"/>
      <text:p text:style-name="P16"><text:span text:style-name="T30">Scénarios d’exception</text:span> : </text:p>
      <text:p text:style-name="P16"><text:tab/>2.a<text:tab/>Le surnom <text:span text:style-name="T29">n’</text:span>est <text:span text:style-name="T29">pas autorisé</text:span>.</text:p>
      <text:p text:style-name="P16"><text:tab/>2.a.1 <text:tab/><text:span text:style-name="T29">Le système invalide le surnom choisi par l’utilisateur.</text:span></text:p>
      <text:p text:style-name="P16"/>
      <text:p text:style-name="P16"/>
      <text:p text:style-name="P39"><text:soft-page-break/>Payer en CB</text:p>
      <text:p text:style-name="P36"/>
      <text:p text:style-name="P67">Niveau : <text:span text:style-name="T51">Sous-fonction</text:span></text:p>
      <text:p text:style-name="P67">But : <text:span text:style-name="T54">Effectuer un achat par carte bancaire.</text:span></text:p>
      <text:p text:style-name="P50">Acteur principal : <text:span text:style-name="T54">Internaute</text:span></text:p>
      <text:p text:style-name="P52">Acteur secondaire : <text:span text:style-name="T54">Système bancaire</text:span></text:p>
      <text:p text:style-name="P52"/>
      <text:p text:style-name="P58"><text:span text:style-name="T17">Scénario principal :</text:span></text:p>
      <text:list xml:id="list2289265241" text:style-name="L10">
        <text:list-item>
          <text:p text:style-name="P181"><text:span text:style-name="T10">L</text:span><text:span text:style-name="T14">e système demande à l’internaute ses adresses de facturation et livraison.</text:span></text:p>
        </text:list-item>
        <text:list-item>
          <text:p text:style-name="P195"><text:span text:style-name="T3">L’internaute saisit ses adresses de facturation et livraison.</text:span></text:p>
        </text:list-item>
        <text:list-item>
          <text:p text:style-name="P196"><text:span text:style-name="T10">L</text:span><text:span text:style-name="T14">e système demande à l’internaute </text:span><text:span text:style-name="T15">les informations relatives à sa carte bancaire.</text:span></text:p>
        </text:list-item>
        <text:list-item>
          <text:p text:style-name="P195"><text:span text:style-name="T15">L’internaute saisit les informations relatives à sa carte bancaire.</text:span></text:p>
        </text:list-item>
        <text:list-item>
          <text:p text:style-name="P167"><text:span text:style-name="T42">Le système demande l’autorisation de prélèvement au système bancaire.</text:span></text:p>
        </text:list-item>
        <text:list-item>
          <text:p text:style-name="P171">Le système bancaire valide la transaction.</text:p>
        </text:list-item>
        <text:list-item>
          <text:p text:style-name="P171">Le système indique à l’internaute que son achat a bien été effectué.</text:p>
        </text:list-item>
      </text:list>
      <text:p text:style-name="P71"/>
      <text:p text:style-name="P218">Autres scénarios :</text:p>
      <text:p text:style-name="P231"><text:span text:style-name="T55">1.a<text:tab/>L’internaute est connecté et a déjà effectué un paiement par carte bancaire.</text:span></text:p>
      <text:p text:style-name="P226"><text:span text:style-name="T55">1.a.1<text:tab/>Le système demande à l’internaute de vérifier ses informations postales et bancaires.</text:span></text:p>
      <text:p text:style-name="P232">1.a.2<text:tab/>L’internaute valide ses informations postales et bancaires.</text:p>
      <text:p text:style-name="P118">2.a<text:tab/>Les informations postales saisies par l’internaute sont incorrectes.</text:p>
      <text:p text:style-name="P113">2.a.1<text:tab/>Le système demande à l’internaute de vérifier ses informations postales.</text:p>
      <text:p text:style-name="P118">4.a<text:tab/>Les informations bancaires saisies par l’internaute sont incorrectes.</text:p>
      <text:p text:style-name="P113">4.a.1<text:tab/>Le système demande à l’internaute de vérifier ses informations bancaires.</text:p>
      <text:p text:style-name="P222"/>
      <text:p text:style-name="P89"><text:span text:style-name="T34">Scénarios d’exception :</text:span></text:p>
      <text:p text:style-name="P115">6.a<text:tab/>Le système bancaire n’autorise pas la transaction.</text:p>
      <text:p text:style-name="P115">6.a.1<text:tab/>Le système annule la commande et affiche une notification à l’internaute.</text:p>
      <text:p text:style-name="P86"/>
      <text:p text:style-name="P86"/>
      <text:p text:style-name="P41">Transfert bancaire</text:p>
      <text:p text:style-name="P36"/>
      <text:p text:style-name="P67">Niveau : <text:span text:style-name="T51">Sous-fonction</text:span></text:p>
      <text:p text:style-name="P67">But : <text:span text:style-name="T54">Effectuer un achat par transfert bancaire.</text:span></text:p>
      <text:p text:style-name="P50">Acteur principal : <text:span text:style-name="T54">Internaute</text:span></text:p>
      <text:p text:style-name="P52">Acteur secondaire : <text:span text:style-name="T54">Système bancaire</text:span></text:p>
      <text:p text:style-name="P52"/>
      <text:p text:style-name="P58"><text:span text:style-name="T17">Scénario principal :</text:span></text:p>
      <text:list xml:id="list185051516302875" text:continue-list="list2289265241" text:style-name="L10">
        <text:list-item text:start-value="1">
          <text:p text:style-name="P181"><text:span text:style-name="T10">L</text:span><text:span text:style-name="T14">e système demande à l’internaute ses adresses de facturation et livraison.</text:span></text:p>
        </text:list-item>
        <text:list-item>
          <text:p text:style-name="P195"><text:span text:style-name="T3">L’internaute saisit ses adresses de facturation et livraison.</text:span></text:p>
        </text:list-item>
        <text:list-item>
          <text:p text:style-name="P196"><text:span text:style-name="T10">L</text:span><text:span text:style-name="T14">e système demande à l’internaute </text:span><text:span text:style-name="T16">ses coordonnées</text:span><text:span text:style-name="T15"> bancaire</text:span><text:span text:style-name="T16">s</text:span><text:span text:style-name="T15">.</text:span></text:p>
        </text:list-item>
        <text:list-item>
          <text:p text:style-name="P195"><text:span text:style-name="T15">L’internaute saisit </text:span><text:span text:style-name="T16">ses coordonnées</text:span><text:span text:style-name="T15"> bancaire</text:span><text:span text:style-name="T16">s</text:span><text:span text:style-name="T15">.</text:span></text:p>
        </text:list-item>
        <text:list-item>
          <text:p text:style-name="P167"><text:span text:style-name="T42">Le système demande l’autorisation de prélèvement au système bancaire.</text:span></text:p>
        </text:list-item>
        <text:list-item>
          <text:p text:style-name="P171">Le système bancaire valide la transaction.</text:p>
        </text:list-item>
        <text:list-item>
          <text:p text:style-name="P171">Le système indique à l’internaute que son achat a bien été effectué.</text:p>
        </text:list-item>
      </text:list>
      <text:p text:style-name="P71"/>
      <text:p text:style-name="P218"><text:soft-page-break/>Autres scénarios :</text:p>
      <text:p text:style-name="P231"><text:span text:style-name="T55">1.a<text:tab/>L’internaute est connecté et a déjà effectué un paiement par transfert bancaire.</text:span></text:p>
      <text:p text:style-name="P226"><text:span text:style-name="T55">1.a.1<text:tab/>Le système demande à l’internaute de vérifier ses informations postales et bancaires.</text:span></text:p>
      <text:p text:style-name="P232">1.a.2<text:tab/>L’internaute valide ses informations postales et bancaires.</text:p>
      <text:p text:style-name="P118">2.a<text:tab/>Les informations postales saisies par l’internaute sont incorrectes.</text:p>
      <text:p text:style-name="P113">2.a.1<text:tab/>Le système demande à l’internaute de vérifier ses informations postales.</text:p>
      <text:p text:style-name="P118">4.a<text:tab/>Les informations bancaires saisies par l’internaute sont incorrectes.</text:p>
      <text:p text:style-name="P113">4.a.1<text:tab/>Le système demande à l’internaute de vérifier ses informations bancaires.</text:p>
      <text:p text:style-name="P222"/>
      <text:p text:style-name="P222"/>
      <text:p text:style-name="P89"><text:span text:style-name="T34">Scénarios d’exception :</text:span></text:p>
      <text:p text:style-name="P115">6.a<text:tab/>Le système bancaire n’autorise pas la transaction.</text:p>
      <text:p text:style-name="P115">6.a.1<text:tab/>Le système annule la commande et affiche une notification à l’internaute.</text:p>
      <text:p text:style-name="P86"/>
      <text:p text:style-name="P24"/>
      <text:p text:style-name="P24">Demander positionnement satellite</text:p>
      <text:p text:style-name="P26"/>
      <text:p text:style-name="P26">Niveau : But utilisateur</text:p>
      <text:p text:style-name="P26">But : <text:span text:style-name="T31">Faire déplacer le satellite jusqu’à l’endroit souhaité</text:span></text:p>
      <text:p text:style-name="P26">Acteur principal : <text:span text:style-name="T31">Grand s</text:span>ponsor</text:p>
      <text:p text:style-name="P25">Acteur secondaire : ESA</text:p>
      <text:p text:style-name="P26"/>
      <text:p text:style-name="P26"><text:span text:style-name="T17">Scénario principal :</text:span></text:p>
      <text:list xml:id="list185051001661563" text:continue-list="list661740464" text:style-name="WWNum4">
        <text:list-item text:start-value="1">
          <text:p text:style-name="P215">Le système demande au grand sponsor de choisir une position et une date.</text:p>
        </text:list-item>
        <text:list-item>
          <text:p text:style-name="P206">Le <text:span text:style-name="T31">grand </text:span>sponsor <text:span text:style-name="T31">entre des coordonnées spatiales.</text:span></text:p>
        </text:list-item>
        <text:list-item>
          <text:p text:style-name="P206">Le <text:span text:style-name="T31">grand </text:span>sponsor <text:span text:style-name="T32">choisit une date.</text:span></text:p>
        </text:list-item>
        <text:list-item>
          <text:p text:style-name="P206">Le <text:span text:style-name="T31">grand </text:span>sponsor <text:span text:style-name="T32">valide sa demande.</text:span></text:p>
        </text:list-item>
        <text:list-item>
          <text:p text:style-name="P215">Le système envoi la demande à l’ESA.</text:p>
        </text:list-item>
        <text:list-item>
          <text:p text:style-name="P206">Le <text:span text:style-name="T33">système affiche au grand sponsor un récapitulatif de sa demande.</text:span></text:p>
        </text:list-item>
      </text:list>
      <text:p text:style-name="P220"/>
      <text:p text:style-name="P216">Autres scénarios :</text:p>
      <text:p text:style-name="P227">1.a<text:tab/><text:span text:style-name="T34">Le grand sponsor quitte le système de demande de positionnement.</text:span></text:p>
      <text:p text:style-name="P224">2.a<text:tab/><text:span text:style-name="T34">Le grand sponsor quitte le système de demande de positionnement.</text:span></text:p>
      <text:p text:style-name="P155"><text:span text:style-name="T35">2</text:span>.<text:span text:style-name="T59">b</text:span><text:tab/><text:span text:style-name="T32">Les coordonnées spatiales sont invalides.</text:span></text:p>
      <text:p text:style-name="P155"><text:span text:style-name="T35">2.b.1<text:tab/>Le système indique au grand sponsor que la position est invalide.</text:span></text:p>
      <text:p text:style-name="P152"><text:span text:style-name="T35">2.b.2<text:tab/>Le système demande au grand sponsor de choisir une nouvelle position.</text:span></text:p>
      <text:p text:style-name="P224">3.a<text:tab/><text:span text:style-name="T34">Le grand sponsor quitte le système de demande de positionnement.</text:span></text:p>
      <text:p text:style-name="P144"><text:span text:style-name="T35">3</text:span>.<text:span text:style-name="T59">b<text:tab/>La date est invalide ou indisponible.</text:span></text:p>
      <text:p text:style-name="P144"><text:span text:style-name="T35">3.b.1<text:tab/>Le système indique</text:span> au <text:span text:style-name="T32">grand </text:span>sponsor <text:span text:style-name="T37">que la date ne convient pas</text:span>.</text:p>
      <text:p text:style-name="P153"><text:span text:style-name="T35">3</text:span>.<text:span text:style-name="T59">b</text:span>.2<text:tab/>Le système demande au grand sponsor de choisir une nouvelle date.</text:p>
      <text:p text:style-name="P42"/>
      <text:p text:style-name="P81"/>
      <text:p text:style-name="P73">Consulter demandes</text:p>
      <text:p text:style-name="P81"/>
      <text:p text:style-name="P26">Niveau : <text:span text:style-name="T39">But utilisateur</text:span></text:p>
      <text:p text:style-name="P26"><text:soft-page-break/>But : <text:span text:style-name="T39">Consulter les demandes de positionnement</text:span></text:p>
      <text:p text:style-name="P49">Acteur principal : <text:span text:style-name="T40">ESA</text:span></text:p>
      <text:p text:style-name="P81"/>
      <text:p text:style-name="P81"><text:span text:style-name="T17">Scénario principal :</text:span></text:p>
      <text:list xml:id="list2627391384" text:style-name="L4">
        <text:list-item>
          <text:p text:style-name="P174"><text:span text:style-name="T39">Le système affiche la liste de toute les demandes de positionnement non traitées.</text:span></text:p>
        </text:list-item>
        <text:list-item>
          <text:p text:style-name="P158"><text:span text:style-name="T39">L’ESA peut sélectionner une demande parmi celles affichées.</text:span></text:p>
        </text:list-item>
        <text:list-item>
          <text:p text:style-name="P159">Le système affiche les informations relatives à cette demande.</text:p>
        </text:list-item>
        <text:list-item>
          <text:p text:style-name="P159">L’ESA peut <text:span text:style-name="T41">prendre une décision sur</text:span> cette demande.</text:p>
        </text:list-item>
        <text:list-item>
          <text:p text:style-name="P159">L’ESA quitte la description de la demande.</text:p>
        </text:list-item>
      </text:list>
      <text:p text:style-name="P81"/>
      <text:p text:style-name="P216">Autres scénarios :</text:p>
      <text:p text:style-name="P227">1.a<text:tab/><text:span text:style-name="T34">L’ESA décide de quitter la liste des demandes de positionnement.</text:span></text:p>
      <text:p text:style-name="P79"/>
      <text:p text:style-name="P79"/>
      <text:p text:style-name="P81"/>
      <text:p text:style-name="P78"><text:span text:style-name="T41">Prendre</text:span> décision</text:p>
      <text:p text:style-name="P49"/>
      <text:p text:style-name="P26">Niveau : <text:span text:style-name="T40">Sous-fonction</text:span></text:p>
      <text:p text:style-name="P26">But : <text:span text:style-name="T40">Répondre à une demande de positionnement</text:span></text:p>
      <text:p text:style-name="P49">Acteur principal : <text:span text:style-name="T40">ESA</text:span></text:p>
      <text:p text:style-name="P53">Acteur secondaire : Grand sponsor</text:p>
      <text:p text:style-name="P49"/>
      <text:p text:style-name="P55">Pré-condition : L’ESA a sélectionné une demande de positionnement.</text:p>
      <text:p text:style-name="P49"/>
      <text:p text:style-name="P57"><text:span text:style-name="T17">Scénario principal :</text:span></text:p>
      <text:list xml:id="list185050875173032" text:continue-list="list185051516302875" text:style-name="L10">
        <text:list-item text:start-value="1">
          <text:p text:style-name="P177"><text:span text:style-name="T10">L’ESA </text:span><text:span text:style-name="T11">prends une décision concernant</text:span><text:span text:style-name="T10"> la demande de positi</text:span><text:span text:style-name="T12">onnement.</text:span></text:p>
        </text:list-item>
        <text:list-item>
          <text:p text:style-name="P160"><text:span text:style-name="T42">Le système avertit le grand sponsor de la décision de l’ESA</text:span>.</text:p>
        </text:list-item>
      </text:list>
      <text:p text:style-name="P42"/>
      <text:p text:style-name="P42"/>
      <text:p text:style-name="P99"><text:span text:style-name="T50">Confirmer</text:span> demande</text:p>
      <text:p text:style-name="P67"/>
      <text:p text:style-name="P67">Niveau : <text:span text:style-name="T51">Sous-fonction</text:span></text:p>
      <text:p text:style-name="P67">But : <text:span text:style-name="T50">Confirmer</text:span> la demande de positionnement d’un grand sponsor.</text:p>
      <text:p text:style-name="P50">Acteur principal : <text:span text:style-name="T40">ESA</text:span></text:p>
      <text:p text:style-name="P54">Acteur secondaire : Grand sponsor</text:p>
      <text:p text:style-name="P50"/>
      <text:p text:style-name="P56">Pré-condition : L’ESA a sélectionné une demande de positionnement.</text:p>
      <text:p text:style-name="P50"/>
      <text:p text:style-name="P58"><text:span text:style-name="T17">Scénario principal :</text:span></text:p>
      <text:list xml:id="list185050426241489" text:continue-list="list185050875173032" text:style-name="L10">
        <text:list-item text:start-value="1">
          <text:p text:style-name="P181"><text:span text:style-name="T10">L’ESA </text:span><text:span text:style-name="T13">décide de confirmer </text:span><text:span text:style-name="T10">la demande de positi</text:span><text:span text:style-name="T12">onnement.</text:span></text:p>
        </text:list-item>
        <text:list-item>
          <text:p text:style-name="P173"><text:span text:style-name="T12">L</text:span><text:span text:style-name="T3">e système demande la confirmation de l’acceptation de la demande.</text:span></text:p>
        </text:list-item>
        <text:list-item>
          <text:p text:style-name="P196"><text:span text:style-name="T3">L’ESA confirme l’acceptation de la demande.</text:span></text:p>
        </text:list-item>
        <text:list-item>
          <text:p text:style-name="P167"><text:span text:style-name="T42">Le système avertit le grand sponsor de la confirmation de sa demande de positionnement</text:span>.</text:p>
        </text:list-item>
        <text:list-item>
          <text:p text:style-name="P169">Le système envoie un jeton <text:span text:style-name="T52">d’accès aux données réservées au grand sponsor.</text:span></text:p>
        </text:list-item>
      </text:list>
      <text:p text:style-name="P69"/>
      <text:p text:style-name="P100"><text:span text:style-name="T57">Autres scénarios :</text:span></text:p>
      <text:list xml:id="list3158956853" text:style-name="L15">
        <text:list-header>
          <text:p text:style-name="P105"><text:soft-page-break/>1.a<text:tab/>L’<text:span text:style-name="T50">ESA se rétracte et interrompt la procédure de confirmation.</text:span></text:p>
        </text:list-header>
      </text:list>
      <text:p text:style-name="P110">2.a<text:tab/>L<text:span text:style-name="T53">’ESA se rétracte et interrompt la procédure de confirmation.</text:span></text:p>
      <text:p text:style-name="P34"/>
      <text:p text:style-name="P65"/>
      <text:p text:style-name="P65"/>
      <text:p text:style-name="P77">Annuler demande</text:p>
      <text:p text:style-name="P67"/>
      <text:p text:style-name="P67">Niveau : <text:span text:style-name="T51">Sous-fonction</text:span></text:p>
      <text:p text:style-name="P67">But : A<text:span text:style-name="T51">nnuler</text:span> la demande de positionnement d’un grand sponsor.</text:p>
      <text:p text:style-name="P50">Acteur principal : <text:span text:style-name="T40">ESA</text:span></text:p>
      <text:p text:style-name="P54">Acteur secondaire : Grand sponsor</text:p>
      <text:p text:style-name="P50"/>
      <text:p text:style-name="P56">Pré-condition : L’ESA a sélectionné une demande de positionnement.</text:p>
      <text:p text:style-name="P50"/>
      <text:p text:style-name="P58"><text:span text:style-name="T17">Scénario principal :</text:span></text:p>
      <text:list xml:id="list185050212295005" text:continue-list="list185050426241489" text:style-name="L10">
        <text:list-item text:start-value="1">
          <text:p text:style-name="P181"><text:span text:style-name="T10">L’ESA </text:span><text:span text:style-name="T13">décide d’annuler </text:span><text:span text:style-name="T10">la demande de positi</text:span><text:span text:style-name="T12">onnement.</text:span></text:p>
        </text:list-item>
        <text:list-item>
          <text:p text:style-name="P173"><text:span text:style-name="T12">L</text:span><text:span text:style-name="T3">e système demande à l’ESA de préciser la raison de l’annulation.</text:span></text:p>
        </text:list-item>
        <text:list-item>
          <text:p text:style-name="P173"><text:span text:style-name="T3">L’ESA sélectionne la raison et valide.</text:span></text:p>
        </text:list-item>
        <text:list-item>
          <text:p text:style-name="P167"><text:span text:style-name="T42">Le système avertit le grand sponsor de l’annulation de sa demande de positionnement et en affiche la raison</text:span>.</text:p>
        </text:list-item>
      </text:list>
      <text:p text:style-name="P69"/>
      <text:p text:style-name="P100"><text:span text:style-name="T58">Autres scénarios :</text:span></text:p>
      <text:list xml:id="list3536812406" text:style-name="L16">
        <text:list-header>
          <text:p text:style-name="P106">1.a<text:tab/>L’<text:span text:style-name="T50">ESA se rétracte et interrompt la procédure d’annulation.</text:span></text:p>
          <text:p text:style-name="P157"><text:span text:style-name="T50">2</text:span>.a<text:tab/>L’<text:span text:style-name="T50">ESA se rétracte et interrompt la procédure d’annulation.</text:span></text:p>
        </text:list-header>
      </text:list>
      <text:p text:style-name="P34"/>
      <text:p text:style-name="P37"/>
      <text:p text:style-name="P74">Diriger satellite</text:p>
      <text:p text:style-name="P80"/>
      <text:p text:style-name="P26">Niveau : <text:span text:style-name="T39">But utilisateur</text:span></text:p>
      <text:p text:style-name="P26">But : <text:span text:style-name="T43">Positionner le satellite à un endroit choisi</text:span></text:p>
      <text:p text:style-name="P49">Acteur principal : <text:span text:style-name="T40">ESA</text:span></text:p>
      <text:p text:style-name="P60">Acteur secondaire : Satellite</text:p>
      <text:p text:style-name="P60"/>
      <text:p text:style-name="P57"><text:span text:style-name="T17">Scénario principal :</text:span></text:p>
      <text:list xml:id="list3483385057" text:style-name="L11">
        <text:list-item>
          <text:p text:style-name="P175">Le système affiche la position du satellite, <text:span text:style-name="T44">la vitesse et l’orientation du satellite</text:span>.</text:p>
        </text:list-item>
        <text:list-item>
          <text:p text:style-name="P162">L’ESA décide de modifier la trajectoire du satellite.</text:p>
        </text:list-item>
        <text:list-item>
          <text:p text:style-name="P175">Le système demande à l’ESA l<text:span text:style-name="T45">es nouvelles</text:span> vitesse et orientation du satellite.</text:p>
        </text:list-item>
        <text:list-item>
          <text:p text:style-name="P162">L’ESA saisit une vitesse, une orientation et valide.</text:p>
        </text:list-item>
        <text:list-item>
          <text:p text:style-name="P162">Le système envoie les données de vitesse et d’orientation au satellite.</text:p>
        </text:list-item>
        <text:list-item>
          <text:p text:style-name="P162">Le satellite reçoit les données et modifie sa vitesse et son orientation.</text:p>
        </text:list-item>
      </text:list>
      <text:p text:style-name="P61"/>
      <text:p text:style-name="P216">Autres scénarios :</text:p>
      <text:p text:style-name="P235"><text:span text:style-name="T46">1</text:span>.a<text:tab/><text:span text:style-name="T34">L’ESA décide de ne pas modifier la trajectoire du satellite.</text:span></text:p>
      <text:list xml:id="list501236390" text:style-name="L12">
        <text:list-header>
          <text:p text:style-name="P154">6.a<text:tab/>Le satellite ne reçoit pas les informations complètes.</text:p>
          <text:p text:style-name="P141">6.a.1<text:tab/>Le satellite avertit le système qui n’a pas reçu toutes les informations.</text:p>
          <text:p text:style-name="P151">6.a.2<text:tab/><text:span text:style-name="T47">Le système avertit l’ESA et renvoie les informations au satellite.</text:span></text:p>
        </text:list-header>
      </text:list>
      <text:p text:style-name="P219"/>
      <text:p text:style-name="P91"><text:soft-page-break/><text:span text:style-name="T34">Scénarios d’exception :</text:span></text:p>
      <text:list xml:id="list185050402569611" text:continue-numbering="true" text:style-name="L12">
        <text:list-header>
          <text:p text:style-name="P107">1.a<text:tab/>Le système n’arrive pas à communiquer avec le satellite.</text:p>
          <text:p text:style-name="P122">1.a.1<text:tab/>Le système avertit l’ESA et affiche la dernière position connue.</text:p>
          <text:p text:style-name="P122">5.a<text:tab/>Le système n’arrive pas à communiquer avec le satellite.</text:p>
          <text:p text:style-name="P107">5.a.1<text:tab/>Le système avertit l’ESA et affiche la dernière position connue.</text:p>
          <text:p text:style-name="P150"/>
        </text:list-header>
      </text:list>
      <text:p text:style-name="P31"/>
      <text:p text:style-name="P31"/>
      <text:p text:style-name="P38">Transmettre données</text:p>
      <text:p text:style-name="P32"/>
      <text:p text:style-name="P26">Niveau : <text:span text:style-name="T39">But utilisateur</text:span></text:p>
      <text:p text:style-name="P26">But : <text:span text:style-name="T48">Transmettre les données recueillies par le satellite à la base de données</text:span></text:p>
      <text:p text:style-name="P49">Acteur principal : <text:span text:style-name="T43">Satellite</text:span></text:p>
      <text:p text:style-name="P59">Acteur secondaire : <text:span text:style-name="T44">Base de données</text:span></text:p>
      <text:p text:style-name="P59"/>
      <text:p text:style-name="P92"><text:span text:style-name="T17">Scénario principal :</text:span></text:p>
      <text:list xml:id="list185052270135825" text:continue-list="list3483385057" text:style-name="L11">
        <text:list-item text:start-value="1">
          <text:p text:style-name="P161">L<text:span text:style-name="T48">e satellite transmet ses informations au système.</text:span></text:p>
        </text:list-item>
        <text:list-item>
          <text:p text:style-name="P187">L<text:span text:style-name="T46">e système transmet les données du satellite à la base de données.</text:span></text:p>
        </text:list-item>
        <text:list-item>
          <text:p text:style-name="P164">La base de donnée stocke les données reçues.</text:p>
        </text:list-item>
      </text:list>
      <text:p text:style-name="P62"/>
      <text:p text:style-name="P91"><text:span text:style-name="T56">Autres scénarios :</text:span></text:p>
      <text:list xml:id="list185051449143721" text:continue-list="list185050402569611" text:style-name="L12">
        <text:list-header>
          <text:p text:style-name="P107">1.a<text:tab/>Le <text:span text:style-name="T48">satellite</text:span> n’arrive pas à communiquer avec le <text:span text:style-name="T48">système</text:span>.</text:p>
          <text:p text:style-name="P148">1.a.1<text:tab/>Le satellite tente à nouveau de transmettre au système.</text:p>
          <text:p text:style-name="P108">2.a<text:tab/>Le système n’arrive pas à communiquer avec la base de données.</text:p>
          <text:p text:style-name="P108">2.a.1<text:tab/>Le système tente à nouveau de transmettre à la base de données.</text:p>
        </text:list-header>
      </text:list>
      <text:p text:style-name="P62"/>
      <text:p text:style-name="P62"/>
      <text:p text:style-name="P75">Lire données</text:p>
      <text:p text:style-name="P62"/>
      <text:p text:style-name="P26">Niveau : <text:span text:style-name="T39">But utilisateur</text:span></text:p>
      <text:p text:style-name="P26">But : <text:span text:style-name="T48">Lire les données recueillies par le satellite</text:span></text:p>
      <text:p text:style-name="P49">Acteur principal : <text:span text:style-name="T43">Sponsor</text:span></text:p>
      <text:p text:style-name="P59">Acteur secondaire : <text:span text:style-name="T44">Base de données</text:span></text:p>
      <text:p text:style-name="P59"/>
      <text:p text:style-name="P94"><text:span text:style-name="T17">Scénario principal :</text:span></text:p>
      <text:list xml:id="list1293571594" text:style-name="L13">
        <text:list-item>
          <text:p text:style-name="P176">Le système vérifie les jetons d’accès du sponsor.</text:p>
        </text:list-item>
        <text:list-item>
          <text:p text:style-name="P163">Le système <text:span text:style-name="T49">récupère</text:span> <text:span text:style-name="T49">depuis la base de données </text:span>les données recueillies par les satellites accessibles à ce sponsor.</text:p>
        </text:list-item>
        <text:list-item>
          <text:p text:style-name="P165">Le système affiche les données.</text:p>
        </text:list-item>
      </text:list>
      <text:p text:style-name="P63"/>
      <text:p text:style-name="P95"><text:span text:style-name="T34">Scénarios d’exception :</text:span></text:p>
      <text:list xml:id="list185051370666928" text:continue-list="list185051449143721" text:style-name="L12">
        <text:list-header>
          <text:p text:style-name="P103">1.a<text:tab/>Le <text:span text:style-name="T49">sponsor n’a pas de jetons d’accès valide</text:span></text:p>
          <text:p text:style-name="P123">1.a.1<text:tab/>Le système affiche un message prévenant le sponsor qu’il n’a aucunes <text:tab/><text:tab/><text:tab/>données à consulter.</text:p>
        </text:list-header>
      </text:list>
      <text:p text:style-name="P64"/>
      <text:p text:style-name="P64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7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1.464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37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4.99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8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1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604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lane Ladjal</meta:initial-creator>
    <meta:editing-cycles>21</meta:editing-cycles>
    <meta:creation-date>2018-11-20T21:47:00</meta:creation-date>
    <dc:date>2018-11-25T18:50:50.076127471</dc:date>
    <meta:editing-duration>PT12H17M27S</meta:editing-duration>
    <meta:generator>LibreOffice/6.0.6.2$Linux_X86_64 LibreOffice_project/00m0$Build-2</meta:generator>
    <meta:document-statistic meta:table-count="0" meta:image-count="0" meta:object-count="0" meta:page-count="9" meta:paragraph-count="288" meta:word-count="2376" meta:character-count="14886" meta:non-whitespace-character-count="12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